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30c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rone intialized</text:p>
          </table:table-cell>
          <table:table-cell/>
          <table:table-cell office:value-type="string">
            <text:p>Scale (/12)</text:p>
          </table:table-cell>
          <table:table-cell office:value-type="string">
            <text:p>Filter +100</text:p>
          </table:table-cell>
        </table:table-row>
        <table:table-row table:style-name="ro1">
          <table:table-cell/>
          <table:table-cell office:value-type="string">
            <text:p>Third: 18, 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ird: 305, 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7]/12" office:value-type="float" office:value="17">
            <text:p>17</text:p>
          </table:table-cell>
          <table:table-cell table:formula="of:=IF([.D7] &gt;100;0;[.D7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8]/12" office:value-type="float" office:value="304">
            <text:p>304</text:p>
          </table:table-cell>
          <table:table-cell table:formula="of:=IF([.D8] &gt;100;0;[.D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9]/12" office:value-type="float" office:value="17">
            <text:p>17</text:p>
          </table:table-cell>
          <table:table-cell table:formula="of:=IF([.D9] &gt;100;0;[.D9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0]/12" office:value-type="float" office:value="305">
            <text:p>305</text:p>
          </table:table-cell>
          <table:table-cell table:formula="of:=IF([.D10] &gt;100;0;[.D1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1]/12" office:value-type="float" office:value="18">
            <text:p>18</text:p>
          </table:table-cell>
          <table:table-cell table:formula="of:=IF([.D11] &gt;100;0;[.D11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2]/12" office:value-type="float" office:value="305">
            <text:p>305</text:p>
          </table:table-cell>
          <table:table-cell table:formula="of:=IF([.D12] &gt;100;0;[.D1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3]/12" office:value-type="float" office:value="19">
            <text:p>19</text:p>
          </table:table-cell>
          <table:table-cell table:formula="of:=IF([.D13] &gt;100;0;[.D13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14]/12" office:value-type="float" office:value="306">
            <text:p>306</text:p>
          </table:table-cell>
          <table:table-cell table:formula="of:=IF([.D14] &gt;100;0;[.D1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5]/12" office:value-type="float" office:value="18">
            <text:p>18</text:p>
          </table:table-cell>
          <table:table-cell table:formula="of:=IF([.D15] &gt;100;0;[.D15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16]/12" office:value-type="float" office:value="304">
            <text:p>304</text:p>
          </table:table-cell>
          <table:table-cell table:formula="of:=IF([.D16] &gt;100;0;[.D1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7]/12" office:value-type="float" office:value="19">
            <text:p>19</text:p>
          </table:table-cell>
          <table:table-cell table:formula="of:=IF([.D17] &gt;100;0;[.D17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18]/12" office:value-type="float" office:value="304">
            <text:p>304</text:p>
          </table:table-cell>
          <table:table-cell table:formula="of:=IF([.D18] &gt;100;0;[.D1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9]/12" office:value-type="float" office:value="19">
            <text:p>19</text:p>
          </table:table-cell>
          <table:table-cell table:formula="of:=IF([.D19] &gt;100;0;[.D19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0]/12" office:value-type="float" office:value="305">
            <text:p>305</text:p>
          </table:table-cell>
          <table:table-cell table:formula="of:=IF([.D20] &gt;100;0;[.D2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21]/12" office:value-type="float" office:value="18">
            <text:p>18</text:p>
          </table:table-cell>
          <table:table-cell table:formula="of:=IF([.D21] &gt;100;0;[.D21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2]/12" office:value-type="float" office:value="305">
            <text:p>305</text:p>
          </table:table-cell>
          <table:table-cell table:formula="of:=IF([.D22] &gt;100;0;[.D2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23]/12" office:value-type="float" office:value="17">
            <text:p>17</text:p>
          </table:table-cell>
          <table:table-cell table:formula="of:=IF([.D23] &gt;100;0;[.D23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4]/12" office:value-type="float" office:value="305">
            <text:p>305</text:p>
          </table:table-cell>
          <table:table-cell table:formula="of:=IF([.D24] &gt;100;0;[.D2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5]/12" office:value-type="float" office:value="19">
            <text:p>19</text:p>
          </table:table-cell>
          <table:table-cell table:formula="of:=IF([.D25] &gt;100;0;[.D25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26]/12" office:value-type="float" office:value="306">
            <text:p>306</text:p>
          </table:table-cell>
          <table:table-cell table:formula="of:=IF([.D26] &gt;100;0;[.D2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27]/12" office:value-type="float" office:value="18">
            <text:p>18</text:p>
          </table:table-cell>
          <table:table-cell table:formula="of:=IF([.D27] &gt;100;0;[.D27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28]/12" office:value-type="float" office:value="306">
            <text:p>306</text:p>
          </table:table-cell>
          <table:table-cell table:formula="of:=IF([.D28] &gt;100;0;[.D2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29]/12" office:value-type="float" office:value="18">
            <text:p>18</text:p>
          </table:table-cell>
          <table:table-cell table:formula="of:=IF([.D29] &gt;100;0;[.D29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30]/12" office:value-type="float" office:value="306">
            <text:p>306</text:p>
          </table:table-cell>
          <table:table-cell table:formula="of:=IF([.D30] &gt;100;0;[.D3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31]/12" office:value-type="float" office:value="18">
            <text:p>18</text:p>
          </table:table-cell>
          <table:table-cell table:formula="of:=IF([.D31] &gt;100;0;[.D31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32]/12" office:value-type="float" office:value="306">
            <text:p>306</text:p>
          </table:table-cell>
          <table:table-cell table:formula="of:=IF([.D32] &gt;100;0;[.D3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33]/12" office:value-type="float" office:value="18">
            <text:p>18</text:p>
          </table:table-cell>
          <table:table-cell table:formula="of:=IF([.D33] &gt;100;0;[.D33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34]/12" office:value-type="float" office:value="305">
            <text:p>305</text:p>
          </table:table-cell>
          <table:table-cell table:formula="of:=IF([.D34] &gt;100;0;[.D3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table:formula="of:=[.B35]/12" office:value-type="float" office:value="21">
            <text:p>21</text:p>
          </table:table-cell>
          <table:table-cell table:formula="of:=IF([.D35] &gt;100;0;[.D35])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36]/12" office:value-type="float" office:value="307">
            <text:p>307</text:p>
          </table:table-cell>
          <table:table-cell table:formula="of:=IF([.D36] &gt;100;0;[.D3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64">
            <text:p>264</text:p>
          </table:table-cell>
          <table:table-cell/>
          <table:table-cell table:formula="of:=[.B37]/12" office:value-type="float" office:value="22">
            <text:p>22</text:p>
          </table:table-cell>
          <table:table-cell table:formula="of:=IF([.D37] &gt;100;0;[.D37])"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38]/12" office:value-type="float" office:value="305">
            <text:p>305</text:p>
          </table:table-cell>
          <table:table-cell table:formula="of:=IF([.D38] &gt;100;0;[.D3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table:formula="of:=[.B39]/12" office:value-type="float" office:value="21">
            <text:p>21</text:p>
          </table:table-cell>
          <table:table-cell table:formula="of:=IF([.D39] &gt;100;0;[.D39])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40]/12" office:value-type="float" office:value="305">
            <text:p>305</text:p>
          </table:table-cell>
          <table:table-cell table:formula="of:=IF([.D40] &gt;100;0;[.D4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41]/12" office:value-type="float" office:value="19">
            <text:p>19</text:p>
          </table:table-cell>
          <table:table-cell table:formula="of:=IF([.D41] &gt;100;0;[.D4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42]/12" office:value-type="float" office:value="307">
            <text:p>307</text:p>
          </table:table-cell>
          <table:table-cell table:formula="of:=IF([.D42] &gt;100;0;[.D4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table:formula="of:=[.B43]/12" office:value-type="float" office:value="20">
            <text:p>20</text:p>
          </table:table-cell>
          <table:table-cell table:formula="of:=IF([.D43] &gt;100;0;[.D43])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44]/12" office:value-type="float" office:value="307">
            <text:p>307</text:p>
          </table:table-cell>
          <table:table-cell table:formula="of:=IF([.D44] &gt;100;0;[.D4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45]/12" office:value-type="float" office:value="17">
            <text:p>17</text:p>
          </table:table-cell>
          <table:table-cell table:formula="of:=IF([.D45] &gt;100;0;[.D45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46]/12" office:value-type="float" office:value="305">
            <text:p>305</text:p>
          </table:table-cell>
          <table:table-cell table:formula="of:=IF([.D46] &gt;100;0;[.D4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47]/12" office:value-type="float" office:value="19">
            <text:p>19</text:p>
          </table:table-cell>
          <table:table-cell table:formula="of:=IF([.D47] &gt;100;0;[.D47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48]/12" office:value-type="float" office:value="305">
            <text:p>305</text:p>
          </table:table-cell>
          <table:table-cell table:formula="of:=IF([.D48] &gt;100;0;[.D4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49]/12" office:value-type="float" office:value="18">
            <text:p>18</text:p>
          </table:table-cell>
          <table:table-cell table:formula="of:=IF([.D49] &gt;100;0;[.D49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50]/12" office:value-type="float" office:value="305">
            <text:p>305</text:p>
          </table:table-cell>
          <table:table-cell table:formula="of:=IF([.D50] &gt;100;0;[.D5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51]/12" office:value-type="float" office:value="19">
            <text:p>19</text:p>
          </table:table-cell>
          <table:table-cell table:formula="of:=IF([.D51] &gt;100;0;[.D5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52]/12" office:value-type="float" office:value="305">
            <text:p>305</text:p>
          </table:table-cell>
          <table:table-cell table:formula="of:=IF([.D52] &gt;100;0;[.D5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53]/12" office:value-type="float" office:value="18">
            <text:p>18</text:p>
          </table:table-cell>
          <table:table-cell table:formula="of:=IF([.D53] &gt;100;0;[.D53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54]/12" office:value-type="float" office:value="304">
            <text:p>304</text:p>
          </table:table-cell>
          <table:table-cell table:formula="of:=IF([.D54] &gt;100;0;[.D5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55]/12" office:value-type="float" office:value="19">
            <text:p>19</text:p>
          </table:table-cell>
          <table:table-cell table:formula="of:=IF([.D55] &gt;100;0;[.D55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56]/12" office:value-type="float" office:value="305">
            <text:p>305</text:p>
          </table:table-cell>
          <table:table-cell table:formula="of:=IF([.D56] &gt;100;0;[.D5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57]/12" office:value-type="float" office:value="17">
            <text:p>17</text:p>
          </table:table-cell>
          <table:table-cell table:formula="of:=IF([.D57] &gt;100;0;[.D57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58]/12" office:value-type="float" office:value="307">
            <text:p>307</text:p>
          </table:table-cell>
          <table:table-cell table:formula="of:=IF([.D58] &gt;100;0;[.D5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59]/12" office:value-type="float" office:value="18">
            <text:p>18</text:p>
          </table:table-cell>
          <table:table-cell table:formula="of:=IF([.D59] &gt;100;0;[.D59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60]/12" office:value-type="float" office:value="305">
            <text:p>305</text:p>
          </table:table-cell>
          <table:table-cell table:formula="of:=IF([.D60] &gt;100;0;[.D6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61]/12" office:value-type="float" office:value="19">
            <text:p>19</text:p>
          </table:table-cell>
          <table:table-cell table:formula="of:=IF([.D61] &gt;100;0;[.D6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62]/12" office:value-type="float" office:value="305">
            <text:p>305</text:p>
          </table:table-cell>
          <table:table-cell table:formula="of:=IF([.D62] &gt;100;0;[.D6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63]/12" office:value-type="float" office:value="19">
            <text:p>19</text:p>
          </table:table-cell>
          <table:table-cell table:formula="of:=IF([.D63] &gt;100;0;[.D63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64]/12" office:value-type="float" office:value="305">
            <text:p>305</text:p>
          </table:table-cell>
          <table:table-cell table:formula="of:=IF([.D64] &gt;100;0;[.D6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table:formula="of:=[.B65]/12" office:value-type="float" office:value="21">
            <text:p>21</text:p>
          </table:table-cell>
          <table:table-cell table:formula="of:=IF([.D65] &gt;100;0;[.D65])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66]/12" office:value-type="float" office:value="305">
            <text:p>305</text:p>
          </table:table-cell>
          <table:table-cell table:formula="of:=IF([.D66] &gt;100;0;[.D6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67]/12" office:value-type="float" office:value="19">
            <text:p>19</text:p>
          </table:table-cell>
          <table:table-cell table:formula="of:=IF([.D67] &gt;100;0;[.D67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68]/12" office:value-type="float" office:value="304">
            <text:p>304</text:p>
          </table:table-cell>
          <table:table-cell table:formula="of:=IF([.D68] &gt;100;0;[.D6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69]/12" office:value-type="float" office:value="17">
            <text:p>17</text:p>
          </table:table-cell>
          <table:table-cell table:formula="of:=IF([.D69] &gt;100;0;[.D69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70]/12" office:value-type="float" office:value="305">
            <text:p>305</text:p>
          </table:table-cell>
          <table:table-cell table:formula="of:=IF([.D70] &gt;100;0;[.D7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71]/12" office:value-type="float" office:value="19">
            <text:p>19</text:p>
          </table:table-cell>
          <table:table-cell table:formula="of:=IF([.D71] &gt;100;0;[.D7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72]/12" office:value-type="float" office:value="305">
            <text:p>305</text:p>
          </table:table-cell>
          <table:table-cell table:formula="of:=IF([.D72] &gt;100;0;[.D7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73]/12" office:value-type="float" office:value="19">
            <text:p>19</text:p>
          </table:table-cell>
          <table:table-cell table:formula="of:=IF([.D73] &gt;100;0;[.D73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74]/12" office:value-type="float" office:value="305">
            <text:p>305</text:p>
          </table:table-cell>
          <table:table-cell table:formula="of:=IF([.D74] &gt;100;0;[.D7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75]/12" office:value-type="float" office:value="19">
            <text:p>19</text:p>
          </table:table-cell>
          <table:table-cell table:formula="of:=IF([.D75] &gt;100;0;[.D75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76]/12" office:value-type="float" office:value="305">
            <text:p>305</text:p>
          </table:table-cell>
          <table:table-cell table:formula="of:=IF([.D76] &gt;100;0;[.D7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77]/12" office:value-type="float" office:value="19">
            <text:p>19</text:p>
          </table:table-cell>
          <table:table-cell table:formula="of:=IF([.D77] &gt;100;0;[.D77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78]/12" office:value-type="float" office:value="305">
            <text:p>305</text:p>
          </table:table-cell>
          <table:table-cell table:formula="of:=IF([.D78] &gt;100;0;[.D7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table:formula="of:=[.B79]/12" office:value-type="float" office:value="20">
            <text:p>20</text:p>
          </table:table-cell>
          <table:table-cell table:formula="of:=IF([.D79] &gt;100;0;[.D79])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80]/12" office:value-type="float" office:value="306">
            <text:p>306</text:p>
          </table:table-cell>
          <table:table-cell table:formula="of:=IF([.D80] &gt;100;0;[.D8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81]/12" office:value-type="float" office:value="18">
            <text:p>18</text:p>
          </table:table-cell>
          <table:table-cell table:formula="of:=IF([.D81] &gt;100;0;[.D81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82]/12" office:value-type="float" office:value="305">
            <text:p>305</text:p>
          </table:table-cell>
          <table:table-cell table:formula="of:=IF([.D82] &gt;100;0;[.D8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table:formula="of:=[.B83]/12" office:value-type="float" office:value="21">
            <text:p>21</text:p>
          </table:table-cell>
          <table:table-cell table:formula="of:=IF([.D83] &gt;100;0;[.D83])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84]/12" office:value-type="float" office:value="305">
            <text:p>305</text:p>
          </table:table-cell>
          <table:table-cell table:formula="of:=IF([.D84] &gt;100;0;[.D8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table:formula="of:=[.B85]/12" office:value-type="float" office:value="20">
            <text:p>20</text:p>
          </table:table-cell>
          <table:table-cell table:formula="of:=IF([.D85] &gt;100;0;[.D85])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86]/12" office:value-type="float" office:value="305">
            <text:p>305</text:p>
          </table:table-cell>
          <table:table-cell table:formula="of:=IF([.D86] &gt;100;0;[.D8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87]/12" office:value-type="float" office:value="19">
            <text:p>19</text:p>
          </table:table-cell>
          <table:table-cell table:formula="of:=IF([.D87] &gt;100;0;[.D87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88]/12" office:value-type="float" office:value="306">
            <text:p>306</text:p>
          </table:table-cell>
          <table:table-cell table:formula="of:=IF([.D88] &gt;100;0;[.D8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table:formula="of:=[.B89]/12" office:value-type="float" office:value="21">
            <text:p>21</text:p>
          </table:table-cell>
          <table:table-cell table:formula="of:=IF([.D89] &gt;100;0;[.D89])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90]/12" office:value-type="float" office:value="306">
            <text:p>306</text:p>
          </table:table-cell>
          <table:table-cell table:formula="of:=IF([.D90] &gt;100;0;[.D9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91]/12" office:value-type="float" office:value="18">
            <text:p>18</text:p>
          </table:table-cell>
          <table:table-cell table:formula="of:=IF([.D91] &gt;100;0;[.D91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92]/12" office:value-type="float" office:value="306">
            <text:p>306</text:p>
          </table:table-cell>
          <table:table-cell table:formula="of:=IF([.D92] &gt;100;0;[.D9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93]/12" office:value-type="float" office:value="18">
            <text:p>18</text:p>
          </table:table-cell>
          <table:table-cell table:formula="of:=IF([.D93] &gt;100;0;[.D93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94]/12" office:value-type="float" office:value="304">
            <text:p>304</text:p>
          </table:table-cell>
          <table:table-cell table:formula="of:=IF([.D94] &gt;100;0;[.D9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95]/12" office:value-type="float" office:value="19">
            <text:p>19</text:p>
          </table:table-cell>
          <table:table-cell table:formula="of:=IF([.D95] &gt;100;0;[.D95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96]/12" office:value-type="float" office:value="306">
            <text:p>306</text:p>
          </table:table-cell>
          <table:table-cell table:formula="of:=IF([.D96] &gt;100;0;[.D9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table:formula="of:=[.B97]/12" office:value-type="float" office:value="20">
            <text:p>20</text:p>
          </table:table-cell>
          <table:table-cell table:formula="of:=IF([.D97] &gt;100;0;[.D97])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98]/12" office:value-type="float" office:value="306">
            <text:p>306</text:p>
          </table:table-cell>
          <table:table-cell table:formula="of:=IF([.D98] &gt;100;0;[.D9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99]/12" office:value-type="float" office:value="18">
            <text:p>18</text:p>
          </table:table-cell>
          <table:table-cell table:formula="of:=IF([.D99] &gt;100;0;[.D99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00]/12" office:value-type="float" office:value="305">
            <text:p>305</text:p>
          </table:table-cell>
          <table:table-cell table:formula="of:=IF([.D100] &gt;100;0;[.D10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01]/12" office:value-type="float" office:value="19">
            <text:p>19</text:p>
          </table:table-cell>
          <table:table-cell table:formula="of:=IF([.D101] &gt;100;0;[.D10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102]/12" office:value-type="float" office:value="304">
            <text:p>304</text:p>
          </table:table-cell>
          <table:table-cell table:formula="of:=IF([.D102] &gt;100;0;[.D10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03]/12" office:value-type="float" office:value="19">
            <text:p>19</text:p>
          </table:table-cell>
          <table:table-cell table:formula="of:=IF([.D103] &gt;100;0;[.D103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104]/12" office:value-type="float" office:value="306">
            <text:p>306</text:p>
          </table:table-cell>
          <table:table-cell table:formula="of:=IF([.D104] &gt;100;0;[.D10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05]/12" office:value-type="float" office:value="17">
            <text:p>17</text:p>
          </table:table-cell>
          <table:table-cell table:formula="of:=IF([.D105] &gt;100;0;[.D105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06]/12" office:value-type="float" office:value="305">
            <text:p>305</text:p>
          </table:table-cell>
          <table:table-cell table:formula="of:=IF([.D106] &gt;100;0;[.D10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07]/12" office:value-type="float" office:value="17">
            <text:p>17</text:p>
          </table:table-cell>
          <table:table-cell table:formula="of:=IF([.D107] &gt;100;0;[.D107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108]/12" office:value-type="float" office:value="304">
            <text:p>304</text:p>
          </table:table-cell>
          <table:table-cell table:formula="of:=IF([.D108] &gt;100;0;[.D10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09]/12" office:value-type="float" office:value="17">
            <text:p>17</text:p>
          </table:table-cell>
          <table:table-cell table:formula="of:=IF([.D109] &gt;100;0;[.D109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10]/12" office:value-type="float" office:value="305">
            <text:p>305</text:p>
          </table:table-cell>
          <table:table-cell table:formula="of:=IF([.D110] &gt;100;0;[.D11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11]/12" office:value-type="float" office:value="18">
            <text:p>18</text:p>
          </table:table-cell>
          <table:table-cell table:formula="of:=IF([.D111] &gt;100;0;[.D111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12]/12" office:value-type="float" office:value="305">
            <text:p>305</text:p>
          </table:table-cell>
          <table:table-cell table:formula="of:=IF([.D112] &gt;100;0;[.D11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13]/12" office:value-type="float" office:value="17">
            <text:p>17</text:p>
          </table:table-cell>
          <table:table-cell table:formula="of:=IF([.D113] &gt;100;0;[.D113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14]/12" office:value-type="float" office:value="305">
            <text:p>305</text:p>
          </table:table-cell>
          <table:table-cell table:formula="of:=IF([.D114] &gt;100;0;[.D11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15]/12" office:value-type="float" office:value="19">
            <text:p>19</text:p>
          </table:table-cell>
          <table:table-cell table:formula="of:=IF([.D115] &gt;100;0;[.D115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116]/12" office:value-type="float" office:value="307">
            <text:p>307</text:p>
          </table:table-cell>
          <table:table-cell table:formula="of:=IF([.D116] &gt;100;0;[.D11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17]/12" office:value-type="float" office:value="18">
            <text:p>18</text:p>
          </table:table-cell>
          <table:table-cell table:formula="of:=IF([.D117] &gt;100;0;[.D117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18]/12" office:value-type="float" office:value="305">
            <text:p>305</text:p>
          </table:table-cell>
          <table:table-cell table:formula="of:=IF([.D118] &gt;100;0;[.D11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19]/12" office:value-type="float" office:value="19">
            <text:p>19</text:p>
          </table:table-cell>
          <table:table-cell table:formula="of:=IF([.D119] &gt;100;0;[.D119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120]/12" office:value-type="float" office:value="306">
            <text:p>306</text:p>
          </table:table-cell>
          <table:table-cell table:formula="of:=IF([.D120] &gt;100;0;[.D12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21]/12" office:value-type="float" office:value="17">
            <text:p>17</text:p>
          </table:table-cell>
          <table:table-cell table:formula="of:=IF([.D121] &gt;100;0;[.D121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22]/12" office:value-type="float" office:value="305">
            <text:p>305</text:p>
          </table:table-cell>
          <table:table-cell table:formula="of:=IF([.D122] &gt;100;0;[.D12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23]/12" office:value-type="float" office:value="19">
            <text:p>19</text:p>
          </table:table-cell>
          <table:table-cell table:formula="of:=IF([.D123] &gt;100;0;[.D123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24]/12" office:value-type="float" office:value="305">
            <text:p>305</text:p>
          </table:table-cell>
          <table:table-cell table:formula="of:=IF([.D124] &gt;100;0;[.D12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25]/12" office:value-type="float" office:value="19">
            <text:p>19</text:p>
          </table:table-cell>
          <table:table-cell table:formula="of:=IF([.D125] &gt;100;0;[.D125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126]/12" office:value-type="float" office:value="306">
            <text:p>306</text:p>
          </table:table-cell>
          <table:table-cell table:formula="of:=IF([.D126] &gt;100;0;[.D12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27]/12" office:value-type="float" office:value="18">
            <text:p>18</text:p>
          </table:table-cell>
          <table:table-cell table:formula="of:=IF([.D127] &gt;100;0;[.D127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28]/12" office:value-type="float" office:value="305">
            <text:p>305</text:p>
          </table:table-cell>
          <table:table-cell table:formula="of:=IF([.D128] &gt;100;0;[.D12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29]/12" office:value-type="float" office:value="18">
            <text:p>18</text:p>
          </table:table-cell>
          <table:table-cell table:formula="of:=IF([.D129] &gt;100;0;[.D129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130]/12" office:value-type="float" office:value="304">
            <text:p>304</text:p>
          </table:table-cell>
          <table:table-cell table:formula="of:=IF([.D130] &gt;100;0;[.D13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31]/12" office:value-type="float" office:value="19">
            <text:p>19</text:p>
          </table:table-cell>
          <table:table-cell table:formula="of:=IF([.D131] &gt;100;0;[.D13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132]/12" office:value-type="float" office:value="307">
            <text:p>307</text:p>
          </table:table-cell>
          <table:table-cell table:formula="of:=IF([.D132] &gt;100;0;[.D13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33]/12" office:value-type="float" office:value="19">
            <text:p>19</text:p>
          </table:table-cell>
          <table:table-cell table:formula="of:=IF([.D133] &gt;100;0;[.D133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34]/12" office:value-type="float" office:value="305">
            <text:p>305</text:p>
          </table:table-cell>
          <table:table-cell table:formula="of:=IF([.D134] &gt;100;0;[.D13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35]/12" office:value-type="float" office:value="17">
            <text:p>17</text:p>
          </table:table-cell>
          <table:table-cell table:formula="of:=IF([.D135] &gt;100;0;[.D135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36]/12" office:value-type="float" office:value="305">
            <text:p>305</text:p>
          </table:table-cell>
          <table:table-cell table:formula="of:=IF([.D136] &gt;100;0;[.D13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37]/12" office:value-type="float" office:value="17">
            <text:p>17</text:p>
          </table:table-cell>
          <table:table-cell table:formula="of:=IF([.D137] &gt;100;0;[.D137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38]/12" office:value-type="float" office:value="305">
            <text:p>305</text:p>
          </table:table-cell>
          <table:table-cell table:formula="of:=IF([.D138] &gt;100;0;[.D13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39]/12" office:value-type="float" office:value="18">
            <text:p>18</text:p>
          </table:table-cell>
          <table:table-cell table:formula="of:=IF([.D139] &gt;100;0;[.D139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140]/12" office:value-type="float" office:value="306">
            <text:p>306</text:p>
          </table:table-cell>
          <table:table-cell table:formula="of:=IF([.D140] &gt;100;0;[.D14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41]/12" office:value-type="float" office:value="18">
            <text:p>18</text:p>
          </table:table-cell>
          <table:table-cell table:formula="of:=IF([.D141] &gt;100;0;[.D141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42]/12" office:value-type="float" office:value="305">
            <text:p>305</text:p>
          </table:table-cell>
          <table:table-cell table:formula="of:=IF([.D142] &gt;100;0;[.D14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table:formula="of:=[.B143]/12" office:value-type="float" office:value="20">
            <text:p>20</text:p>
          </table:table-cell>
          <table:table-cell table:formula="of:=IF([.D143] &gt;100;0;[.D143])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44]/12" office:value-type="float" office:value="305">
            <text:p>305</text:p>
          </table:table-cell>
          <table:table-cell table:formula="of:=IF([.D144] &gt;100;0;[.D14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45]/12" office:value-type="float" office:value="18">
            <text:p>18</text:p>
          </table:table-cell>
          <table:table-cell table:formula="of:=IF([.D145] &gt;100;0;[.D145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46]/12" office:value-type="float" office:value="305">
            <text:p>305</text:p>
          </table:table-cell>
          <table:table-cell table:formula="of:=IF([.D146] &gt;100;0;[.D14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47]/12" office:value-type="float" office:value="18">
            <text:p>18</text:p>
          </table:table-cell>
          <table:table-cell table:formula="of:=IF([.D147] &gt;100;0;[.D147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148]/12" office:value-type="float" office:value="307">
            <text:p>307</text:p>
          </table:table-cell>
          <table:table-cell table:formula="of:=IF([.D148] &gt;100;0;[.D14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table:formula="of:=[.B149]/12" office:value-type="float" office:value="20">
            <text:p>20</text:p>
          </table:table-cell>
          <table:table-cell table:formula="of:=IF([.D149] &gt;100;0;[.D149])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50]/12" office:value-type="float" office:value="305">
            <text:p>305</text:p>
          </table:table-cell>
          <table:table-cell table:formula="of:=IF([.D150] &gt;100;0;[.D15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51]/12" office:value-type="float" office:value="19">
            <text:p>19</text:p>
          </table:table-cell>
          <table:table-cell table:formula="of:=IF([.D151] &gt;100;0;[.D15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52]/12" office:value-type="float" office:value="305">
            <text:p>305</text:p>
          </table:table-cell>
          <table:table-cell table:formula="of:=IF([.D152] &gt;100;0;[.D15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53]/12" office:value-type="float" office:value="18">
            <text:p>18</text:p>
          </table:table-cell>
          <table:table-cell table:formula="of:=IF([.D153] &gt;100;0;[.D153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54]/12" office:value-type="float" office:value="305">
            <text:p>305</text:p>
          </table:table-cell>
          <table:table-cell table:formula="of:=IF([.D154] &gt;100;0;[.D15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55]/12" office:value-type="float" office:value="18">
            <text:p>18</text:p>
          </table:table-cell>
          <table:table-cell table:formula="of:=IF([.D155] &gt;100;0;[.D155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156]/12" office:value-type="float" office:value="306">
            <text:p>306</text:p>
          </table:table-cell>
          <table:table-cell table:formula="of:=IF([.D156] &gt;100;0;[.D15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57]/12" office:value-type="float" office:value="19">
            <text:p>19</text:p>
          </table:table-cell>
          <table:table-cell table:formula="of:=IF([.D157] &gt;100;0;[.D157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158]/12" office:value-type="float" office:value="307">
            <text:p>307</text:p>
          </table:table-cell>
          <table:table-cell table:formula="of:=IF([.D158] &gt;100;0;[.D15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59]/12" office:value-type="float" office:value="18">
            <text:p>18</text:p>
          </table:table-cell>
          <table:table-cell table:formula="of:=IF([.D159] &gt;100;0;[.D159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160]/12" office:value-type="float" office:value="307">
            <text:p>307</text:p>
          </table:table-cell>
          <table:table-cell table:formula="of:=IF([.D160] &gt;100;0;[.D16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61]/12" office:value-type="float" office:value="19">
            <text:p>19</text:p>
          </table:table-cell>
          <table:table-cell table:formula="of:=IF([.D161] &gt;100;0;[.D16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62]/12" office:value-type="float" office:value="305">
            <text:p>305</text:p>
          </table:table-cell>
          <table:table-cell table:formula="of:=IF([.D162] &gt;100;0;[.D16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63]/12" office:value-type="float" office:value="17">
            <text:p>17</text:p>
          </table:table-cell>
          <table:table-cell table:formula="of:=IF([.D163] &gt;100;0;[.D163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64]/12" office:value-type="float" office:value="305">
            <text:p>305</text:p>
          </table:table-cell>
          <table:table-cell table:formula="of:=IF([.D164] &gt;100;0;[.D16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65]/12" office:value-type="float" office:value="18">
            <text:p>18</text:p>
          </table:table-cell>
          <table:table-cell table:formula="of:=IF([.D165] &gt;100;0;[.D165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166]/12" office:value-type="float" office:value="304">
            <text:p>304</text:p>
          </table:table-cell>
          <table:table-cell table:formula="of:=IF([.D166] &gt;100;0;[.D16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67]/12" office:value-type="float" office:value="17">
            <text:p>17</text:p>
          </table:table-cell>
          <table:table-cell table:formula="of:=IF([.D167] &gt;100;0;[.D167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68]/12" office:value-type="float" office:value="305">
            <text:p>305</text:p>
          </table:table-cell>
          <table:table-cell table:formula="of:=IF([.D168] &gt;100;0;[.D16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69]/12" office:value-type="float" office:value="18">
            <text:p>18</text:p>
          </table:table-cell>
          <table:table-cell table:formula="of:=IF([.D169] &gt;100;0;[.D169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70]/12" office:value-type="float" office:value="305">
            <text:p>305</text:p>
          </table:table-cell>
          <table:table-cell table:formula="of:=IF([.D170] &gt;100;0;[.D17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71]/12" office:value-type="float" office:value="19">
            <text:p>19</text:p>
          </table:table-cell>
          <table:table-cell table:formula="of:=IF([.D171] &gt;100;0;[.D17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72]/12" office:value-type="float" office:value="305">
            <text:p>305</text:p>
          </table:table-cell>
          <table:table-cell table:formula="of:=IF([.D172] &gt;100;0;[.D17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73]/12" office:value-type="float" office:value="18">
            <text:p>18</text:p>
          </table:table-cell>
          <table:table-cell table:formula="of:=IF([.D173] &gt;100;0;[.D173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74]/12" office:value-type="float" office:value="305">
            <text:p>305</text:p>
          </table:table-cell>
          <table:table-cell table:formula="of:=IF([.D174] &gt;100;0;[.D17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75]/12" office:value-type="float" office:value="19">
            <text:p>19</text:p>
          </table:table-cell>
          <table:table-cell table:formula="of:=IF([.D175] &gt;100;0;[.D175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76]/12" office:value-type="float" office:value="305">
            <text:p>305</text:p>
          </table:table-cell>
          <table:table-cell table:formula="of:=IF([.D176] &gt;100;0;[.D17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77]/12" office:value-type="float" office:value="18">
            <text:p>18</text:p>
          </table:table-cell>
          <table:table-cell table:formula="of:=IF([.D177] &gt;100;0;[.D177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78]/12" office:value-type="float" office:value="305">
            <text:p>305</text:p>
          </table:table-cell>
          <table:table-cell table:formula="of:=IF([.D178] &gt;100;0;[.D17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table:formula="of:=[.B179]/12" office:value-type="float" office:value="21">
            <text:p>21</text:p>
          </table:table-cell>
          <table:table-cell table:formula="of:=IF([.D179] &gt;100;0;[.D179])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80]/12" office:value-type="float" office:value="305">
            <text:p>305</text:p>
          </table:table-cell>
          <table:table-cell table:formula="of:=IF([.D180] &gt;100;0;[.D18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81]/12" office:value-type="float" office:value="17">
            <text:p>17</text:p>
          </table:table-cell>
          <table:table-cell table:formula="of:=IF([.D181] &gt;100;0;[.D181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82]/12" office:value-type="float" office:value="305">
            <text:p>305</text:p>
          </table:table-cell>
          <table:table-cell table:formula="of:=IF([.D182] &gt;100;0;[.D18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183]/12" office:value-type="float" office:value="18">
            <text:p>18</text:p>
          </table:table-cell>
          <table:table-cell table:formula="of:=IF([.D183] &gt;100;0;[.D183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84]/12" office:value-type="float" office:value="305">
            <text:p>305</text:p>
          </table:table-cell>
          <table:table-cell table:formula="of:=IF([.D184] &gt;100;0;[.D18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85]/12" office:value-type="float" office:value="17">
            <text:p>17</text:p>
          </table:table-cell>
          <table:table-cell table:formula="of:=IF([.D185] &gt;100;0;[.D185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186]/12" office:value-type="float" office:value="306">
            <text:p>306</text:p>
          </table:table-cell>
          <table:table-cell table:formula="of:=IF([.D186] &gt;100;0;[.D18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87]/12" office:value-type="float" office:value="17">
            <text:p>17</text:p>
          </table:table-cell>
          <table:table-cell table:formula="of:=IF([.D187] &gt;100;0;[.D187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88]/12" office:value-type="float" office:value="305">
            <text:p>305</text:p>
          </table:table-cell>
          <table:table-cell table:formula="of:=IF([.D188] &gt;100;0;[.D18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89]/12" office:value-type="float" office:value="17">
            <text:p>17</text:p>
          </table:table-cell>
          <table:table-cell table:formula="of:=IF([.D189] &gt;100;0;[.D189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90]/12" office:value-type="float" office:value="305">
            <text:p>305</text:p>
          </table:table-cell>
          <table:table-cell table:formula="of:=IF([.D190] &gt;100;0;[.D19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91]/12" office:value-type="float" office:value="19">
            <text:p>19</text:p>
          </table:table-cell>
          <table:table-cell table:formula="of:=IF([.D191] &gt;100;0;[.D19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92]/12" office:value-type="float" office:value="305">
            <text:p>305</text:p>
          </table:table-cell>
          <table:table-cell table:formula="of:=IF([.D192] &gt;100;0;[.D19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93]/12" office:value-type="float" office:value="19">
            <text:p>19</text:p>
          </table:table-cell>
          <table:table-cell table:formula="of:=IF([.D193] &gt;100;0;[.D193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194]/12" office:value-type="float" office:value="306">
            <text:p>306</text:p>
          </table:table-cell>
          <table:table-cell table:formula="of:=IF([.D194] &gt;100;0;[.D19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195]/12" office:value-type="float" office:value="19">
            <text:p>19</text:p>
          </table:table-cell>
          <table:table-cell table:formula="of:=IF([.D195] &gt;100;0;[.D195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96]/12" office:value-type="float" office:value="305">
            <text:p>305</text:p>
          </table:table-cell>
          <table:table-cell table:formula="of:=IF([.D196] &gt;100;0;[.D19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table:formula="of:=[.B197]/12" office:value-type="float" office:value="20">
            <text:p>20</text:p>
          </table:table-cell>
          <table:table-cell table:formula="of:=IF([.D197] &gt;100;0;[.D197])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198]/12" office:value-type="float" office:value="305">
            <text:p>305</text:p>
          </table:table-cell>
          <table:table-cell table:formula="of:=IF([.D198] &gt;100;0;[.D19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199]/12" office:value-type="float" office:value="17">
            <text:p>17</text:p>
          </table:table-cell>
          <table:table-cell table:formula="of:=IF([.D199] &gt;100;0;[.D199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00]/12" office:value-type="float" office:value="305">
            <text:p>305</text:p>
          </table:table-cell>
          <table:table-cell table:formula="of:=IF([.D200] &gt;100;0;[.D20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201]/12" office:value-type="float" office:value="17">
            <text:p>17</text:p>
          </table:table-cell>
          <table:table-cell table:formula="of:=IF([.D201] &gt;100;0;[.D201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02]/12" office:value-type="float" office:value="305">
            <text:p>305</text:p>
          </table:table-cell>
          <table:table-cell table:formula="of:=IF([.D202] &gt;100;0;[.D20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203]/12" office:value-type="float" office:value="18">
            <text:p>18</text:p>
          </table:table-cell>
          <table:table-cell table:formula="of:=IF([.D203] &gt;100;0;[.D203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04]/12" office:value-type="float" office:value="305">
            <text:p>305</text:p>
          </table:table-cell>
          <table:table-cell table:formula="of:=IF([.D204] &gt;100;0;[.D20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205]/12" office:value-type="float" office:value="18">
            <text:p>18</text:p>
          </table:table-cell>
          <table:table-cell table:formula="of:=IF([.D205] &gt;100;0;[.D205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06]/12" office:value-type="float" office:value="305">
            <text:p>305</text:p>
          </table:table-cell>
          <table:table-cell table:formula="of:=IF([.D206] &gt;100;0;[.D20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07]/12" office:value-type="float" office:value="19">
            <text:p>19</text:p>
          </table:table-cell>
          <table:table-cell table:formula="of:=IF([.D207] &gt;100;0;[.D207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08]/12" office:value-type="float" office:value="305">
            <text:p>305</text:p>
          </table:table-cell>
          <table:table-cell table:formula="of:=IF([.D208] &gt;100;0;[.D20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209]/12" office:value-type="float" office:value="17">
            <text:p>17</text:p>
          </table:table-cell>
          <table:table-cell table:formula="of:=IF([.D209] &gt;100;0;[.D209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10]/12" office:value-type="float" office:value="305">
            <text:p>305</text:p>
          </table:table-cell>
          <table:table-cell table:formula="of:=IF([.D210] &gt;100;0;[.D21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11]/12" office:value-type="float" office:value="19">
            <text:p>19</text:p>
          </table:table-cell>
          <table:table-cell table:formula="of:=IF([.D211] &gt;100;0;[.D21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12]/12" office:value-type="float" office:value="305">
            <text:p>305</text:p>
          </table:table-cell>
          <table:table-cell table:formula="of:=IF([.D212] &gt;100;0;[.D21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213]/12" office:value-type="float" office:value="18">
            <text:p>18</text:p>
          </table:table-cell>
          <table:table-cell table:formula="of:=IF([.D213] &gt;100;0;[.D213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14]/12" office:value-type="float" office:value="305">
            <text:p>305</text:p>
          </table:table-cell>
          <table:table-cell table:formula="of:=IF([.D214] &gt;100;0;[.D21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215]/12" office:value-type="float" office:value="17">
            <text:p>17</text:p>
          </table:table-cell>
          <table:table-cell table:formula="of:=IF([.D215] &gt;100;0;[.D215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16]/12" office:value-type="float" office:value="305">
            <text:p>305</text:p>
          </table:table-cell>
          <table:table-cell table:formula="of:=IF([.D216] &gt;100;0;[.D21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17]/12" office:value-type="float" office:value="19">
            <text:p>19</text:p>
          </table:table-cell>
          <table:table-cell table:formula="of:=IF([.D217] &gt;100;0;[.D217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18]/12" office:value-type="float" office:value="305">
            <text:p>305</text:p>
          </table:table-cell>
          <table:table-cell table:formula="of:=IF([.D218] &gt;100;0;[.D21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219]/12" office:value-type="float" office:value="17">
            <text:p>17</text:p>
          </table:table-cell>
          <table:table-cell table:formula="of:=IF([.D219] &gt;100;0;[.D219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20]/12" office:value-type="float" office:value="305">
            <text:p>305</text:p>
          </table:table-cell>
          <table:table-cell table:formula="of:=IF([.D220] &gt;100;0;[.D22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21]/12" office:value-type="float" office:value="19">
            <text:p>19</text:p>
          </table:table-cell>
          <table:table-cell table:formula="of:=IF([.D221] &gt;100;0;[.D22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22]/12" office:value-type="float" office:value="305">
            <text:p>305</text:p>
          </table:table-cell>
          <table:table-cell table:formula="of:=IF([.D222] &gt;100;0;[.D22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table:formula="of:=[.B223]/12" office:value-type="float" office:value="21">
            <text:p>21</text:p>
          </table:table-cell>
          <table:table-cell table:formula="of:=IF([.D223] &gt;100;0;[.D223])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224]/12" office:value-type="float" office:value="306">
            <text:p>306</text:p>
          </table:table-cell>
          <table:table-cell table:formula="of:=IF([.D224] &gt;100;0;[.D22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25]/12" office:value-type="float" office:value="19">
            <text:p>19</text:p>
          </table:table-cell>
          <table:table-cell table:formula="of:=IF([.D225] &gt;100;0;[.D225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26]/12" office:value-type="float" office:value="305">
            <text:p>305</text:p>
          </table:table-cell>
          <table:table-cell table:formula="of:=IF([.D226] &gt;100;0;[.D22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227]/12" office:value-type="float" office:value="17">
            <text:p>17</text:p>
          </table:table-cell>
          <table:table-cell table:formula="of:=IF([.D227] &gt;100;0;[.D227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228]/12" office:value-type="float" office:value="304">
            <text:p>304</text:p>
          </table:table-cell>
          <table:table-cell table:formula="of:=IF([.D228] &gt;100;0;[.D22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29]/12" office:value-type="float" office:value="19">
            <text:p>19</text:p>
          </table:table-cell>
          <table:table-cell table:formula="of:=IF([.D229] &gt;100;0;[.D229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30]/12" office:value-type="float" office:value="305">
            <text:p>305</text:p>
          </table:table-cell>
          <table:table-cell table:formula="of:=IF([.D230] &gt;100;0;[.D23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31]/12" office:value-type="float" office:value="19">
            <text:p>19</text:p>
          </table:table-cell>
          <table:table-cell table:formula="of:=IF([.D231] &gt;100;0;[.D23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32]/12" office:value-type="float" office:value="305">
            <text:p>305</text:p>
          </table:table-cell>
          <table:table-cell table:formula="of:=IF([.D232] &gt;100;0;[.D23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33]/12" office:value-type="float" office:value="19">
            <text:p>19</text:p>
          </table:table-cell>
          <table:table-cell table:formula="of:=IF([.D233] &gt;100;0;[.D233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34]/12" office:value-type="float" office:value="305">
            <text:p>305</text:p>
          </table:table-cell>
          <table:table-cell table:formula="of:=IF([.D234] &gt;100;0;[.D23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235]/12" office:value-type="float" office:value="18">
            <text:p>18</text:p>
          </table:table-cell>
          <table:table-cell table:formula="of:=IF([.D235] &gt;100;0;[.D235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236]/12" office:value-type="float" office:value="306">
            <text:p>306</text:p>
          </table:table-cell>
          <table:table-cell table:formula="of:=IF([.D236] &gt;100;0;[.D23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table:formula="of:=[.B237]/12" office:value-type="float" office:value="21">
            <text:p>21</text:p>
          </table:table-cell>
          <table:table-cell table:formula="of:=IF([.D237] &gt;100;0;[.D237])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38]/12" office:value-type="float" office:value="305">
            <text:p>305</text:p>
          </table:table-cell>
          <table:table-cell table:formula="of:=IF([.D238] &gt;100;0;[.D23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39]/12" office:value-type="float" office:value="19">
            <text:p>19</text:p>
          </table:table-cell>
          <table:table-cell table:formula="of:=IF([.D239] &gt;100;0;[.D239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40]/12" office:value-type="float" office:value="305">
            <text:p>305</text:p>
          </table:table-cell>
          <table:table-cell table:formula="of:=IF([.D240] &gt;100;0;[.D24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241]/12" office:value-type="float" office:value="17">
            <text:p>17</text:p>
          </table:table-cell>
          <table:table-cell table:formula="of:=IF([.D241] &gt;100;0;[.D241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242]/12" office:value-type="float" office:value="306">
            <text:p>306</text:p>
          </table:table-cell>
          <table:table-cell table:formula="of:=IF([.D242] &gt;100;0;[.D24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243]/12" office:value-type="float" office:value="17">
            <text:p>17</text:p>
          </table:table-cell>
          <table:table-cell table:formula="of:=IF([.D243] &gt;100;0;[.D243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44]/12" office:value-type="float" office:value="305">
            <text:p>305</text:p>
          </table:table-cell>
          <table:table-cell table:formula="of:=IF([.D244] &gt;100;0;[.D24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45]/12" office:value-type="float" office:value="19">
            <text:p>19</text:p>
          </table:table-cell>
          <table:table-cell table:formula="of:=IF([.D245] &gt;100;0;[.D245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246]/12" office:value-type="float" office:value="306">
            <text:p>306</text:p>
          </table:table-cell>
          <table:table-cell table:formula="of:=IF([.D246] &gt;100;0;[.D24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table:formula="of:=[.B247]/12" office:value-type="float" office:value="20">
            <text:p>20</text:p>
          </table:table-cell>
          <table:table-cell table:formula="of:=IF([.D247] &gt;100;0;[.D247])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48]/12" office:value-type="float" office:value="305">
            <text:p>305</text:p>
          </table:table-cell>
          <table:table-cell table:formula="of:=IF([.D248] &gt;100;0;[.D24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249]/12" office:value-type="float" office:value="18">
            <text:p>18</text:p>
          </table:table-cell>
          <table:table-cell table:formula="of:=IF([.D249] &gt;100;0;[.D249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50]/12" office:value-type="float" office:value="305">
            <text:p>305</text:p>
          </table:table-cell>
          <table:table-cell table:formula="of:=IF([.D250] &gt;100;0;[.D25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51]/12" office:value-type="float" office:value="19">
            <text:p>19</text:p>
          </table:table-cell>
          <table:table-cell table:formula="of:=IF([.D251] &gt;100;0;[.D25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52]/12" office:value-type="float" office:value="305">
            <text:p>305</text:p>
          </table:table-cell>
          <table:table-cell table:formula="of:=IF([.D252] &gt;100;0;[.D25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table:formula="of:=[.B253]/12" office:value-type="float" office:value="20">
            <text:p>20</text:p>
          </table:table-cell>
          <table:table-cell table:formula="of:=IF([.D253] &gt;100;0;[.D253])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54]/12" office:value-type="float" office:value="305">
            <text:p>305</text:p>
          </table:table-cell>
          <table:table-cell table:formula="of:=IF([.D254] &gt;100;0;[.D25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255]/12" office:value-type="float" office:value="18">
            <text:p>18</text:p>
          </table:table-cell>
          <table:table-cell table:formula="of:=IF([.D255] &gt;100;0;[.D255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56]/12" office:value-type="float" office:value="305">
            <text:p>305</text:p>
          </table:table-cell>
          <table:table-cell table:formula="of:=IF([.D256] &gt;100;0;[.D25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257]/12" office:value-type="float" office:value="17">
            <text:p>17</text:p>
          </table:table-cell>
          <table:table-cell table:formula="of:=IF([.D257] &gt;100;0;[.D257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58]/12" office:value-type="float" office:value="305">
            <text:p>305</text:p>
          </table:table-cell>
          <table:table-cell table:formula="of:=IF([.D258] &gt;100;0;[.D25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259]/12" office:value-type="float" office:value="18">
            <text:p>18</text:p>
          </table:table-cell>
          <table:table-cell table:formula="of:=IF([.D259] &gt;100;0;[.D259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60]/12" office:value-type="float" office:value="305">
            <text:p>305</text:p>
          </table:table-cell>
          <table:table-cell table:formula="of:=IF([.D260] &gt;100;0;[.D26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61]/12" office:value-type="float" office:value="19">
            <text:p>19</text:p>
          </table:table-cell>
          <table:table-cell table:formula="of:=IF([.D261] &gt;100;0;[.D26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262]/12" office:value-type="float" office:value="304">
            <text:p>304</text:p>
          </table:table-cell>
          <table:table-cell table:formula="of:=IF([.D262] &gt;100;0;[.D26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63]/12" office:value-type="float" office:value="19">
            <text:p>19</text:p>
          </table:table-cell>
          <table:table-cell table:formula="of:=IF([.D263] &gt;100;0;[.D263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64]/12" office:value-type="float" office:value="305">
            <text:p>305</text:p>
          </table:table-cell>
          <table:table-cell table:formula="of:=IF([.D264] &gt;100;0;[.D26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B265]/12" office:value-type="float" office:value="18">
            <text:p>18</text:p>
          </table:table-cell>
          <table:table-cell table:formula="of:=IF([.D265] &gt;100;0;[.D265]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266]/12" office:value-type="float" office:value="306">
            <text:p>306</text:p>
          </table:table-cell>
          <table:table-cell table:formula="of:=IF([.D266] &gt;100;0;[.D26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67]/12" office:value-type="float" office:value="19">
            <text:p>19</text:p>
          </table:table-cell>
          <table:table-cell table:formula="of:=IF([.D267] &gt;100;0;[.D267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68]/12" office:value-type="float" office:value="305">
            <text:p>305</text:p>
          </table:table-cell>
          <table:table-cell table:formula="of:=IF([.D268] &gt;100;0;[.D26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69]/12" office:value-type="float" office:value="19">
            <text:p>19</text:p>
          </table:table-cell>
          <table:table-cell table:formula="of:=IF([.D269] &gt;100;0;[.D269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70]/12" office:value-type="float" office:value="305">
            <text:p>305</text:p>
          </table:table-cell>
          <table:table-cell table:formula="of:=IF([.D270] &gt;100;0;[.D27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B271]/12" office:value-type="float" office:value="19">
            <text:p>19</text:p>
          </table:table-cell>
          <table:table-cell table:formula="of:=IF([.D271] &gt;100;0;[.D271])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272]/12" office:value-type="float" office:value="304">
            <text:p>304</text:p>
          </table:table-cell>
          <table:table-cell table:formula="of:=IF([.D272] &gt;100;0;[.D27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B273]/12" office:value-type="float" office:value="17">
            <text:p>17</text:p>
          </table:table-cell>
          <table:table-cell table:formula="of:=IF([.D273] &gt;100;0;[.D273])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74]/12" office:value-type="float" office:value="305">
            <text:p>305</text:p>
          </table:table-cell>
          <table:table-cell table:formula="of:=IF([.D274] &gt;100;0;[.D27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64">
            <text:p>264</text:p>
          </table:table-cell>
          <table:table-cell/>
          <table:table-cell table:formula="of:=[.B275]/12" office:value-type="float" office:value="22">
            <text:p>22</text:p>
          </table:table-cell>
          <table:table-cell table:formula="of:=IF([.D275] &gt;100;0;[.D275])"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276]/12" office:value-type="float" office:value="304">
            <text:p>304</text:p>
          </table:table-cell>
          <table:table-cell table:formula="of:=IF([.D276] &gt;100;0;[.D27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08">
            <text:p>408</text:p>
          </table:table-cell>
          <table:table-cell/>
          <table:table-cell table:formula="of:=[.B277]/12" office:value-type="float" office:value="34">
            <text:p>34</text:p>
          </table:table-cell>
          <table:table-cell table:formula="of:=IF([.D277] &gt;100;0;[.D277])"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78]/12" office:value-type="float" office:value="305">
            <text:p>305</text:p>
          </table:table-cell>
          <table:table-cell table:formula="of:=IF([.D278] &gt;100;0;[.D27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12">
            <text:p>312</text:p>
          </table:table-cell>
          <table:table-cell/>
          <table:table-cell table:formula="of:=[.B279]/12" office:value-type="float" office:value="26">
            <text:p>26</text:p>
          </table:table-cell>
          <table:table-cell table:formula="of:=IF([.D279] &gt;100;0;[.D279])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80]/12" office:value-type="float" office:value="305">
            <text:p>305</text:p>
          </table:table-cell>
          <table:table-cell table:formula="of:=IF([.D280] &gt;100;0;[.D28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96">
            <text:p>396</text:p>
          </table:table-cell>
          <table:table-cell/>
          <table:table-cell table:formula="of:=[.B281]/12" office:value-type="float" office:value="33">
            <text:p>33</text:p>
          </table:table-cell>
          <table:table-cell table:formula="of:=IF([.D281] &gt;100;0;[.D281])"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82]/12" office:value-type="float" office:value="305">
            <text:p>305</text:p>
          </table:table-cell>
          <table:table-cell table:formula="of:=IF([.D282] &gt;100;0;[.D28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48">
            <text:p>348</text:p>
          </table:table-cell>
          <table:table-cell/>
          <table:table-cell table:formula="of:=[.B283]/12" office:value-type="float" office:value="29">
            <text:p>29</text:p>
          </table:table-cell>
          <table:table-cell table:formula="of:=IF([.D283] &gt;100;0;[.D283])"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84]/12" office:value-type="float" office:value="305">
            <text:p>305</text:p>
          </table:table-cell>
          <table:table-cell table:formula="of:=IF([.D284] &gt;100;0;[.D28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36">
            <text:p>336</text:p>
          </table:table-cell>
          <table:table-cell/>
          <table:table-cell table:formula="of:=[.B285]/12" office:value-type="float" office:value="28">
            <text:p>28</text:p>
          </table:table-cell>
          <table:table-cell table:formula="of:=IF([.D285] &gt;100;0;[.D285])"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3648">
            <text:p>3648</text:p>
          </table:table-cell>
          <table:table-cell/>
          <table:table-cell table:formula="of:=[.B286]/12" office:value-type="float" office:value="304">
            <text:p>304</text:p>
          </table:table-cell>
          <table:table-cell table:formula="of:=IF([.D286] &gt;100;0;[.D28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/>
          <table:table-cell table:formula="of:=[.B287]/12" office:value-type="float" office:value="30">
            <text:p>30</text:p>
          </table:table-cell>
          <table:table-cell table:formula="of:=IF([.D287] &gt;100;0;[.D287])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288]/12" office:value-type="float" office:value="306">
            <text:p>306</text:p>
          </table:table-cell>
          <table:table-cell table:formula="of:=IF([.D288] &gt;100;0;[.D28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24">
            <text:p>324</text:p>
          </table:table-cell>
          <table:table-cell/>
          <table:table-cell table:formula="of:=[.B289]/12" office:value-type="float" office:value="27">
            <text:p>27</text:p>
          </table:table-cell>
          <table:table-cell table:formula="of:=IF([.D289] &gt;100;0;[.D289])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290]/12" office:value-type="float" office:value="306">
            <text:p>306</text:p>
          </table:table-cell>
          <table:table-cell table:formula="of:=IF([.D290] &gt;100;0;[.D29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72">
            <text:p>372</text:p>
          </table:table-cell>
          <table:table-cell/>
          <table:table-cell table:formula="of:=[.B291]/12" office:value-type="float" office:value="31">
            <text:p>31</text:p>
          </table:table-cell>
          <table:table-cell table:formula="of:=IF([.D291] &gt;100;0;[.D291])"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292]/12" office:value-type="float" office:value="305">
            <text:p>305</text:p>
          </table:table-cell>
          <table:table-cell table:formula="of:=IF([.D292] &gt;100;0;[.D29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24">
            <text:p>324</text:p>
          </table:table-cell>
          <table:table-cell/>
          <table:table-cell table:formula="of:=[.B293]/12" office:value-type="float" office:value="27">
            <text:p>27</text:p>
          </table:table-cell>
          <table:table-cell table:formula="of:=IF([.D293] &gt;100;0;[.D293])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294]/12" office:value-type="float" office:value="307">
            <text:p>307</text:p>
          </table:table-cell>
          <table:table-cell table:formula="of:=IF([.D294] &gt;100;0;[.D29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24">
            <text:p>324</text:p>
          </table:table-cell>
          <table:table-cell/>
          <table:table-cell table:formula="of:=[.B295]/12" office:value-type="float" office:value="27">
            <text:p>27</text:p>
          </table:table-cell>
          <table:table-cell table:formula="of:=IF([.D295] &gt;100;0;[.D295])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296]/12" office:value-type="float" office:value="306">
            <text:p>306</text:p>
          </table:table-cell>
          <table:table-cell table:formula="of:=IF([.D296] &gt;100;0;[.D29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72">
            <text:p>372</text:p>
          </table:table-cell>
          <table:table-cell/>
          <table:table-cell table:formula="of:=[.B297]/12" office:value-type="float" office:value="31">
            <text:p>31</text:p>
          </table:table-cell>
          <table:table-cell table:formula="of:=IF([.D297] &gt;100;0;[.D297])"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298]/12" office:value-type="float" office:value="307">
            <text:p>307</text:p>
          </table:table-cell>
          <table:table-cell table:formula="of:=IF([.D298] &gt;100;0;[.D29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/>
          <table:table-cell table:formula="of:=[.B299]/12" office:value-type="float" office:value="30">
            <text:p>30</text:p>
          </table:table-cell>
          <table:table-cell table:formula="of:=IF([.D299] &gt;100;0;[.D299])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300]/12" office:value-type="float" office:value="306">
            <text:p>306</text:p>
          </table:table-cell>
          <table:table-cell table:formula="of:=IF([.D300] &gt;100;0;[.D30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48">
            <text:p>348</text:p>
          </table:table-cell>
          <table:table-cell/>
          <table:table-cell table:formula="of:=[.B301]/12" office:value-type="float" office:value="29">
            <text:p>29</text:p>
          </table:table-cell>
          <table:table-cell table:formula="of:=IF([.D301] &gt;100;0;[.D301])"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302]/12" office:value-type="float" office:value="305">
            <text:p>305</text:p>
          </table:table-cell>
          <table:table-cell table:formula="of:=IF([.D302] &gt;100;0;[.D30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24">
            <text:p>324</text:p>
          </table:table-cell>
          <table:table-cell/>
          <table:table-cell table:formula="of:=[.B303]/12" office:value-type="float" office:value="27">
            <text:p>27</text:p>
          </table:table-cell>
          <table:table-cell table:formula="of:=IF([.D303] &gt;100;0;[.D303])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3696">
            <text:p>3696</text:p>
          </table:table-cell>
          <table:table-cell/>
          <table:table-cell table:formula="of:=[.B304]/12" office:value-type="float" office:value="308">
            <text:p>308</text:p>
          </table:table-cell>
          <table:table-cell table:formula="of:=IF([.D304] &gt;100;0;[.D30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/>
          <table:table-cell table:formula="of:=[.B305]/12" office:value-type="float" office:value="30">
            <text:p>30</text:p>
          </table:table-cell>
          <table:table-cell table:formula="of:=IF([.D305] &gt;100;0;[.D305])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306]/12" office:value-type="float" office:value="305">
            <text:p>305</text:p>
          </table:table-cell>
          <table:table-cell table:formula="of:=IF([.D306] &gt;100;0;[.D30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36">
            <text:p>336</text:p>
          </table:table-cell>
          <table:table-cell/>
          <table:table-cell table:formula="of:=[.B307]/12" office:value-type="float" office:value="28">
            <text:p>28</text:p>
          </table:table-cell>
          <table:table-cell table:formula="of:=IF([.D307] &gt;100;0;[.D307])"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3672">
            <text:p>3672</text:p>
          </table:table-cell>
          <table:table-cell/>
          <table:table-cell table:formula="of:=[.B308]/12" office:value-type="float" office:value="306">
            <text:p>306</text:p>
          </table:table-cell>
          <table:table-cell table:formula="of:=IF([.D308] &gt;100;0;[.D30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/>
          <table:table-cell table:formula="of:=[.B309]/12" office:value-type="float" office:value="30">
            <text:p>30</text:p>
          </table:table-cell>
          <table:table-cell table:formula="of:=IF([.D309] &gt;100;0;[.D309])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3684">
            <text:p>3684</text:p>
          </table:table-cell>
          <table:table-cell/>
          <table:table-cell table:formula="of:=[.B310]/12" office:value-type="float" office:value="307">
            <text:p>307</text:p>
          </table:table-cell>
          <table:table-cell table:formula="of:=IF([.D310] &gt;100;0;[.D31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/>
          <table:table-cell table:formula="of:=[.B311]/12" office:value-type="float" office:value="30">
            <text:p>30</text:p>
          </table:table-cell>
          <table:table-cell table:formula="of:=IF([.D311] &gt;100;0;[.D311])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3660">
            <text:p>3660</text:p>
          </table:table-cell>
          <table:table-cell/>
          <table:table-cell table:formula="of:=[.B312]/12" office:value-type="float" office:value="305">
            <text:p>305</text:p>
          </table:table-cell>
          <table:table-cell table:formula="of:=IF([.D312] &gt;100;0;[.D312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48">
            <text:p>348</text:p>
          </table:table-cell>
          <table:table-cell/>
          <table:table-cell table:formula="of:=[.B313]/12" office:value-type="float" office:value="29">
            <text:p>29</text:p>
          </table:table-cell>
          <table:table-cell table:formula="of:=IF([.D313] &gt;100;0;[.D313])" office:value-type="float" office:value="29">
            <text:p>29</text:p>
          </table:table-cell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20 cm</text:p>
          </table:table-cell>
          <table:table-cell office:value-type="string">
            <text:p>Scale (/12)</text:p>
          </table:table-cell>
          <table:table-cell/>
          <table:table-cell>
            <draw:frame table:end-cell-address="Sheet2.R30" table:end-x="1.087cm" table:end-y="0.452cm" draw:z-index="0" draw:style-name="gr1" draw:text-style-name="P1" svg:width="32.032cm" svg:height="12.327cm" svg:x="0.669cm" svg:y="0.319cm">
              <draw:object draw:notify-on-update-of-ranges="Sheet2.B6:Sheet2.B26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hird: 12, 12</text:p>
          </table:table-cell>
          <table:table-cell table:formula="of:=IF([.A4]/12 &gt; 100 ; 0 ; [.A4]/12)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string">
            <text:p>Third: 305, 12</text:p>
          </table:table-cell>
          <table:table-cell table:formula="of:=IF([.A5]/12 &gt; 100 ; 0 ; [.A5]/12)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6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7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8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0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2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14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6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18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20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22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24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25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26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27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28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96">
            <text:p>3696</text:p>
          </table:table-cell>
          <table:table-cell table:formula="of:=[.A29]/12"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30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31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32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3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34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35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36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37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38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3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40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4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42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4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44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4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46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4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48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48">
            <text:p>3648</text:p>
          </table:table-cell>
          <table:table-cell table:formula="of:=[.A49]/12"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50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51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52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96">
            <text:p>3696</text:p>
          </table:table-cell>
          <table:table-cell table:formula="of:=[.A53]/12"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54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55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56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5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58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5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60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61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62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6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64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48">
            <text:p>3648</text:p>
          </table:table-cell>
          <table:table-cell table:formula="of:=[.A65]/12"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66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6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68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6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70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7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72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96">
            <text:p>3696</text:p>
          </table:table-cell>
          <table:table-cell table:formula="of:=[.A73]/12"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74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7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76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7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78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79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80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81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82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96">
            <text:p>3696</text:p>
          </table:table-cell>
          <table:table-cell table:formula="of:=[.A83]/12"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84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85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86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8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88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8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90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9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92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9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94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9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96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97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98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99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00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0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02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0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04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105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106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96">
            <text:p>3696</text:p>
          </table:table-cell>
          <table:table-cell table:formula="of:=[.A107]/12"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08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0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10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1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112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1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14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15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16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1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118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1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20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121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122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23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24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2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26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27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128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2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30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131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32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96">
            <text:p>3696</text:p>
          </table:table-cell>
          <table:table-cell table:formula="of:=[.A133]/12"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34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3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36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37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38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48">
            <text:p>3648</text:p>
          </table:table-cell>
          <table:table-cell table:formula="of:=[.A139]/12"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140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4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42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4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44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45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46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47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148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4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50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51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52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48">
            <text:p>3648</text:p>
          </table:table-cell>
          <table:table-cell table:formula="of:=[.A153]/12"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54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5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56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5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58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5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60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96">
            <text:p>3696</text:p>
          </table:table-cell>
          <table:table-cell table:formula="of:=[.A161]/12"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162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6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64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6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66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67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168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69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170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48">
            <text:p>3648</text:p>
          </table:table-cell>
          <table:table-cell table:formula="of:=[.A171]/12"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72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7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174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7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76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77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178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48">
            <text:p>3648</text:p>
          </table:table-cell>
          <table:table-cell table:formula="of:=[.A179]/12"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80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8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82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8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84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8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186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8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188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8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90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9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92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93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194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195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96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197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98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19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200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0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202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203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204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48">
            <text:p>3648</text:p>
          </table:table-cell>
          <table:table-cell table:formula="of:=[.A205]/12"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206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0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208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0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210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211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212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48">
            <text:p>3648</text:p>
          </table:table-cell>
          <table:table-cell table:formula="of:=[.A213]/12"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214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1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216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1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218]/1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1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220]/1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221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222]/1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223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224]/1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2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226]/1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227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A228]/12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2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A230]/1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3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A232]/1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233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formula="of:=[.A234]/12"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3648">
            <text:p>3648</text:p>
          </table:table-cell>
          <table:table-cell table:formula="of:=[.A235]/12"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A236]/1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3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A238]/1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239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A240]/1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41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A242]/1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684">
            <text:p>3684</text:p>
          </table:table-cell>
          <table:table-cell table:formula="of:=[.A243]/12"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A244]/1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4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A246]/1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47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A248]/12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4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A250]/12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3648">
            <text:p>3648</text:p>
          </table:table-cell>
          <table:table-cell table:formula="of:=[.A251]/12"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A252]/1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53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A254]/1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55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A256]/12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3672">
            <text:p>3672</text:p>
          </table:table-cell>
          <table:table-cell table:formula="of:=[.A257]/12"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A258]/1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table:formula="of:=[.A259]/12"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A260]/1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Killing motor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5 cm groun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hird: 116, 12</text:p>
          </table:table-cell>
          <table:table-cell table:formula="of:=IF([.A6]/12 &gt; 100 ; 0 ; [.A6]/12)" office:value-type="float" office:value="0">
            <text:p>#VALUE!</text:p>
          </table:table-cell>
        </table:table-row>
        <table:table-row table:style-name="ro1">
          <table:table-cell office:value-type="string">
            <text:p>Third: 306, 12</text:p>
          </table:table-cell>
          <table:table-cell table:formula="of:=IF([.A7]/12 &gt; 100 ; 0 ; [.A7]/12)" office:value-type="float" office:value="0">
            <text:p>#VALUE!</text:p>
          </table:table-cell>
        </table:table-row>
        <table:table-row table:style-name="ro1">
          <table:table-cell office:value-type="string">
            <text:p>Third: 251, 12</text:p>
          </table:table-cell>
          <table:table-cell table:formula="of:=IF([.A8]/12 &gt; 100 ; 0 ; [.A8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9]/12 &gt; 100 ; 0 ; [.A9]/12)"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formula="of:=IF([.A10]/12 &gt; 100 ; 0 ; [.A10]/12)" office:value-type="float" office:value="0">
            <text:p>0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table:formula="of:=IF([.A11]/12 &gt; 100 ; 0 ; [.A11]/12)"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IF([.A12]/12 &gt; 100 ; 0 ; [.A12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3]/12 &gt; 100 ; 0 ; [.A13]/12)" office:value-type="float" office:value="0">
            <text:p>0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table:formula="of:=IF([.A14]/12 &gt; 100 ; 0 ; [.A14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5]/12 &gt; 100 ; 0 ; [.A15]/12)" office:value-type="float" office:value="0">
            <text:p>0</text:p>
          </table:table-cell>
        </table:table-row>
        <table:table-row table:style-name="ro1">
          <table:table-cell office:value-type="float" office:value="3132">
            <text:p>3132</text:p>
          </table:table-cell>
          <table:table-cell table:formula="of:=IF([.A16]/12 &gt; 100 ; 0 ; [.A16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7]/12 &gt; 100 ; 0 ; [.A17]/12)" office:value-type="float" office:value="0">
            <text:p>0</text:p>
          </table:table-cell>
        </table:table-row>
        <table:table-row table:style-name="ro1">
          <table:table-cell office:value-type="string">
            <text:p>Third: 55, 12</text:p>
          </table:table-cell>
          <table:table-cell table:formula="of:=IF([.A18]/12 &gt; 100 ; 0 ; [.A18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19]/12 &gt; 100 ; 0 ; [.A19]/12)" office:value-type="float" office:value="0">
            <text:p>0</text:p>
          </table:table-cell>
        </table:table-row>
        <table:table-row table:style-name="ro1">
          <table:table-cell office:value-type="string">
            <text:p>Third: 254, 12</text:p>
          </table:table-cell>
          <table:table-cell table:formula="of:=IF([.A20]/12 &gt; 100 ; 0 ; [.A2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1]/12 &gt; 100 ; 0 ; [.A21]/12)" office:value-type="float" office:value="0">
            <text:p>0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table:formula="of:=IF([.A22]/12 &gt; 100 ; 0 ; [.A22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3]/12 &gt; 100 ; 0 ; [.A23]/12)" office:value-type="float" office:value="0">
            <text:p>0</text:p>
          </table:table-cell>
        </table:table-row>
        <table:table-row table:style-name="ro1">
          <table:table-cell office:value-type="string">
            <text:p>Third: 310, 12</text:p>
          </table:table-cell>
          <table:table-cell table:formula="of:=IF([.A24]/12 &gt; 100 ; 0 ; [.A24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5]/12 &gt; 100 ; 0 ; [.A25]/12)" office:value-type="float" office:value="0">
            <text:p>0</text:p>
          </table:table-cell>
        </table:table-row>
        <table:table-row table:style-name="ro1">
          <table:table-cell office:value-type="string">
            <text:p>Third: 259, 12</text:p>
          </table:table-cell>
          <table:table-cell table:formula="of:=IF([.A26]/12 &gt; 100 ; 0 ; [.A26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7]/12 &gt; 100 ; 0 ; [.A27]/12)" office:value-type="float" office:value="0">
            <text:p>0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table:formula="of:=IF([.A28]/12 &gt; 100 ; 0 ; [.A28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9]/12 &gt; 100 ; 0 ; [.A29]/12)" office:value-type="float" office:value="0">
            <text:p>0</text:p>
          </table:table-cell>
        </table:table-row>
        <table:table-row table:style-name="ro1">
          <table:table-cell office:value-type="string">
            <text:p>Third: 123, 12</text:p>
          </table:table-cell>
          <table:table-cell table:formula="of:=IF([.A30]/12 &gt; 100 ; 0 ; [.A3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1]/12 &gt; 100 ; 0 ; [.A31]/12)" office:value-type="float" office:value="0">
            <text:p>0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table:formula="of:=IF([.A32]/12 &gt; 100 ; 0 ; [.A32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3]/12 &gt; 100 ; 0 ; [.A33]/12)" office:value-type="float" office:value="0">
            <text:p>0</text:p>
          </table:table-cell>
        </table:table-row>
        <table:table-row table:style-name="ro1">
          <table:table-cell office:value-type="string">
            <text:p>Third: 258, 12</text:p>
          </table:table-cell>
          <table:table-cell table:formula="of:=IF([.A34]/12 &gt; 100 ; 0 ; [.A3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5]/12 &gt; 100 ; 0 ; [.A35]/12)" office:value-type="float" office:value="0">
            <text:p>0</text:p>
          </table:table-cell>
        </table:table-row>
        <table:table-row table:style-name="ro1">
          <table:table-cell office:value-type="string">
            <text:p>Third: 337, 12</text:p>
          </table:table-cell>
          <table:table-cell table:formula="of:=IF([.A36]/12 &gt; 100 ; 0 ; [.A3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7]/12 &gt; 100 ; 0 ; [.A37]/12)" office:value-type="float" office:value="0">
            <text:p>0</text:p>
          </table:table-cell>
        </table:table-row>
        <table:table-row table:style-name="ro1">
          <table:table-cell office:value-type="string">
            <text:p>Third: 221, 12</text:p>
          </table:table-cell>
          <table:table-cell table:formula="of:=IF([.A38]/12 &gt; 100 ; 0 ; [.A38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9]/12 &gt; 100 ; 0 ; [.A39]/12)" office:value-type="float" office:value="0">
            <text:p>0</text:p>
          </table:table-cell>
        </table:table-row>
        <table:table-row table:style-name="ro1">
          <table:table-cell office:value-type="string">
            <text:p>Third: 122, 12</text:p>
          </table:table-cell>
          <table:table-cell table:formula="of:=IF([.A40]/12 &gt; 100 ; 0 ; [.A4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1]/12 &gt; 100 ; 0 ; [.A41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42]/12 &gt; 100 ; 0 ; [.A42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3]/12 &gt; 100 ; 0 ; [.A43]/12)" office:value-type="float" office:value="0">
            <text:p>0</text:p>
          </table:table-cell>
        </table:table-row>
        <table:table-row table:style-name="ro1">
          <table:table-cell office:value-type="string">
            <text:p>Third: 257, 12</text:p>
          </table:table-cell>
          <table:table-cell table:formula="of:=IF([.A44]/12 &gt; 100 ; 0 ; [.A4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5]/12 &gt; 100 ; 0 ; [.A45]/12)" office:value-type="float" office:value="0">
            <text:p>0</text:p>
          </table:table-cell>
        </table:table-row>
        <table:table-row table:style-name="ro1">
          <table:table-cell office:value-type="string">
            <text:p>Third: 153, 12</text:p>
          </table:table-cell>
          <table:table-cell table:formula="of:=IF([.A46]/12 &gt; 100 ; 0 ; [.A4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7]/12 &gt; 100 ; 0 ; [.A47]/12)" office:value-type="float" office:value="0">
            <text:p>0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table:formula="of:=IF([.A48]/12 &gt; 100 ; 0 ; [.A48]/12)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49]/12 &gt; 100 ; 0 ; [.A49]/12)" office:value-type="float" office:value="0">
            <text:p>0</text:p>
          </table:table-cell>
        </table:table-row>
        <table:table-row table:style-name="ro1">
          <table:table-cell office:value-type="string">
            <text:p>Third: 217, 12</text:p>
          </table:table-cell>
          <table:table-cell table:formula="of:=IF([.A50]/12 &gt; 100 ; 0 ; [.A5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1]/12 &gt; 100 ; 0 ; [.A51]/12)" office:value-type="float" office:value="0">
            <text:p>0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table:formula="of:=IF([.A52]/12 &gt; 100 ; 0 ; [.A52]/12)" office:value-type="float" office:value="0">
            <text:p>0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53]/12 &gt; 100 ; 0 ; [.A53]/12)" office:value-type="float" office:value="0">
            <text:p>0</text:p>
          </table:table-cell>
        </table:table-row>
        <table:table-row table:style-name="ro1">
          <table:table-cell office:value-type="string">
            <text:p>Third: 111, 12</text:p>
          </table:table-cell>
          <table:table-cell table:formula="of:=IF([.A54]/12 &gt; 100 ; 0 ; [.A54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55]/12 &gt; 100 ; 0 ; [.A55]/12)" office:value-type="float" office:value="0">
            <text:p>0</text:p>
          </table:table-cell>
        </table:table-row>
        <table:table-row table:style-name="ro1">
          <table:table-cell office:value-type="string">
            <text:p>Third: 255, 12</text:p>
          </table:table-cell>
          <table:table-cell table:formula="of:=IF([.A56]/12 &gt; 100 ; 0 ; [.A56]/12)" office:value-type="float" office:value="0">
            <text:p>#VALUE!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57]/12 &gt; 100 ; 0 ; [.A57]/12)"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formula="of:=IF([.A58]/12 &gt; 100 ; 0 ; [.A58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9]/12 &gt; 100 ; 0 ; [.A59]/12)" office:value-type="float" office:value="0">
            <text:p>0</text:p>
          </table:table-cell>
        </table:table-row>
        <table:table-row table:style-name="ro1">
          <table:table-cell office:value-type="string">
            <text:p>Third: 122, 12</text:p>
          </table:table-cell>
          <table:table-cell table:formula="of:=IF([.A60]/12 &gt; 100 ; 0 ; [.A6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61]/12 &gt; 100 ; 0 ; [.A61]/12)" office:value-type="float" office:value="0">
            <text:p>0</text:p>
          </table:table-cell>
        </table:table-row>
        <table:table-row table:style-name="ro1">
          <table:table-cell office:value-type="string">
            <text:p>Third: 255, 12</text:p>
          </table:table-cell>
          <table:table-cell table:formula="of:=IF([.A62]/12 &gt; 100 ; 0 ; [.A62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63]/12 &gt; 100 ; 0 ; [.A63]/12)"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IF([.A64]/12 &gt; 100 ; 0 ; [.A64]/12)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65]/12 &gt; 100 ; 0 ; [.A65]/12)" office:value-type="float" office:value="0">
            <text:p>0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table:formula="of:=IF([.A66]/12 &gt; 100 ; 0 ; [.A66]/12)" office:value-type="float" office:value="0">
            <text:p>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67]/12 &gt; 100 ; 0 ; [.A67]/12)" office:value-type="float" office:value="0">
            <text:p>0</text:p>
          </table:table-cell>
        </table:table-row>
        <table:table-row table:style-name="ro1">
          <table:table-cell office:value-type="string">
            <text:p>Third: 123, 12</text:p>
          </table:table-cell>
          <table:table-cell table:formula="of:=IF([.A68]/12 &gt; 100 ; 0 ; [.A68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69]/12 &gt; 100 ; 0 ; [.A69]/12)" office:value-type="float" office:value="0">
            <text:p>0</text:p>
          </table:table-cell>
        </table:table-row>
        <table:table-row table:style-name="ro1">
          <table:table-cell office:value-type="string">
            <text:p>Third: 258, 12</text:p>
          </table:table-cell>
          <table:table-cell table:formula="of:=IF([.A70]/12 &gt; 100 ; 0 ; [.A70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71]/12 &gt; 100 ; 0 ; [.A71]/12)"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IF([.A72]/12 &gt; 100 ; 0 ; [.A72]/12)" office:value-type="float" office:value="0">
            <text:p>0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73]/12 &gt; 100 ; 0 ; [.A73]/12)" office:value-type="float" office:value="0">
            <text:p>0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table:formula="of:=IF([.A74]/12 &gt; 100 ; 0 ; [.A74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75]/12 &gt; 100 ; 0 ; [.A75]/12)" office:value-type="float" office:value="0">
            <text:p>0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table:formula="of:=IF([.A76]/12 &gt; 100 ; 0 ; [.A76]/12)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77]/12 &gt; 100 ; 0 ; [.A77]/12)" office:value-type="float" office:value="0">
            <text:p>0</text:p>
          </table:table-cell>
        </table:table-row>
        <table:table-row table:style-name="ro1">
          <table:table-cell office:value-type="string">
            <text:p>Third: 62, 12</text:p>
          </table:table-cell>
          <table:table-cell table:formula="of:=IF([.A78]/12 &gt; 100 ; 0 ; [.A78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79]/12 &gt; 100 ; 0 ; [.A79]/12)" office:value-type="float" office:value="0">
            <text:p>0</text:p>
          </table:table-cell>
        </table:table-row>
        <table:table-row table:style-name="ro1">
          <table:table-cell office:value-type="string">
            <text:p>Third: 124, 12</text:p>
          </table:table-cell>
          <table:table-cell table:formula="of:=IF([.A80]/12 &gt; 100 ; 0 ; [.A8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81]/12 &gt; 100 ; 0 ; [.A81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82]/12 &gt; 100 ; 0 ; [.A82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83]/12 &gt; 100 ; 0 ; [.A83]/12)" office:value-type="float" office:value="0">
            <text:p>0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table:formula="of:=IF([.A84]/12 &gt; 100 ; 0 ; [.A84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85]/12 &gt; 100 ; 0 ; [.A85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86]/12 &gt; 100 ; 0 ; [.A86]/12)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87]/12 &gt; 100 ; 0 ; [.A87]/12)" office:value-type="float" office:value="0">
            <text:p>0</text:p>
          </table:table-cell>
        </table:table-row>
        <table:table-row table:style-name="ro1">
          <table:table-cell office:value-type="string">
            <text:p>Third: 256, 12</text:p>
          </table:table-cell>
          <table:table-cell table:formula="of:=IF([.A88]/12 &gt; 100 ; 0 ; [.A88]/12)" office:value-type="float" office:value="0">
            <text:p>#VALUE!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89]/12 &gt; 100 ; 0 ; [.A89]/12)" office:value-type="float" office:value="0">
            <text:p>0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table:formula="of:=IF([.A90]/12 &gt; 100 ; 0 ; [.A90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91]/12 &gt; 100 ; 0 ; [.A91]/12)" office:value-type="float" office:value="0">
            <text:p>0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table:formula="of:=IF([.A92]/12 &gt; 100 ; 0 ; [.A92]/12)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93]/12 &gt; 100 ; 0 ; [.A93]/12)" office:value-type="float" office:value="0">
            <text:p>0</text:p>
          </table:table-cell>
        </table:table-row>
        <table:table-row table:style-name="ro1">
          <table:table-cell office:value-type="string">
            <text:p>Third: 57, 12</text:p>
          </table:table-cell>
          <table:table-cell table:formula="of:=IF([.A94]/12 &gt; 100 ; 0 ; [.A9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95]/12 &gt; 100 ; 0 ; [.A95]/12)" office:value-type="float" office:value="0">
            <text:p>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IF([.A96]/12 &gt; 100 ; 0 ; [.A96]/12)" office:value-type="float" office:value="54">
            <text:p>5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97]/12 &gt; 100 ; 0 ; [.A97]/12)" office:value-type="float" office:value="0">
            <text:p>0</text:p>
          </table:table-cell>
        </table:table-row>
        <table:table-row table:style-name="ro1">
          <table:table-cell office:value-type="string">
            <text:p>Third: 251, 12</text:p>
          </table:table-cell>
          <table:table-cell table:formula="of:=IF([.A98]/12 &gt; 100 ; 0 ; [.A98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99]/12 &gt; 100 ; 0 ; [.A99]/12)"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IF([.A100]/12 &gt; 100 ; 0 ; [.A100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01]/12 &gt; 100 ; 0 ; [.A101]/12)" office:value-type="float" office:value="0">
            <text:p>0</text:p>
          </table:table-cell>
        </table:table-row>
        <table:table-row table:style-name="ro1">
          <table:table-cell office:value-type="string">
            <text:p>Third: 162, 12</text:p>
          </table:table-cell>
          <table:table-cell table:formula="of:=IF([.A102]/12 &gt; 100 ; 0 ; [.A102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03]/12 &gt; 100 ; 0 ; [.A103]/12)" office:value-type="float" office:value="0">
            <text:p>0</text:p>
          </table:table-cell>
        </table:table-row>
        <table:table-row table:style-name="ro1">
          <table:table-cell office:value-type="string">
            <text:p>Third: 255, 12</text:p>
          </table:table-cell>
          <table:table-cell table:formula="of:=IF([.A104]/12 &gt; 100 ; 0 ; [.A104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05]/12 &gt; 100 ; 0 ; [.A105]/12)" office:value-type="float" office:value="0">
            <text:p>0</text:p>
          </table:table-cell>
        </table:table-row>
        <table:table-row table:style-name="ro1">
          <table:table-cell office:value-type="float" office:value="2664">
            <text:p>2664</text:p>
          </table:table-cell>
          <table:table-cell table:formula="of:=IF([.A106]/12 &gt; 100 ; 0 ; [.A106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07]/12 &gt; 100 ; 0 ; [.A107]/12)" office:value-type="float" office:value="0">
            <text:p>0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table:formula="of:=IF([.A108]/12 &gt; 100 ; 0 ; [.A108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09]/12 &gt; 100 ; 0 ; [.A109]/12)" office:value-type="float" office:value="0">
            <text:p>0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table:formula="of:=IF([.A110]/12 &gt; 100 ; 0 ; [.A110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11]/12 &gt; 100 ; 0 ; [.A111]/12)" office:value-type="float" office:value="0">
            <text:p>0</text:p>
          </table:table-cell>
        </table:table-row>
        <table:table-row table:style-name="ro1">
          <table:table-cell office:value-type="string">
            <text:p>Third: 57, 12</text:p>
          </table:table-cell>
          <table:table-cell table:formula="of:=IF([.A112]/12 &gt; 100 ; 0 ; [.A112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113]/12 &gt; 100 ; 0 ; [.A113]/12)" office:value-type="float" office:value="0">
            <text:p>0</text:p>
          </table:table-cell>
        </table:table-row>
        <table:table-row table:style-name="ro1">
          <table:table-cell office:value-type="string">
            <text:p>Third: 253, 12</text:p>
          </table:table-cell>
          <table:table-cell table:formula="of:=IF([.A114]/12 &gt; 100 ; 0 ; [.A114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15]/12 &gt; 100 ; 0 ; [.A115]/12)"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IF([.A116]/12 &gt; 100 ; 0 ; [.A116]/12)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117]/12 &gt; 100 ; 0 ; [.A117]/12)"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IF([.A118]/12 &gt; 100 ; 0 ; [.A118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19]/12 &gt; 100 ; 0 ; [.A119]/12)" office:value-type="float" office:value="0">
            <text:p>0</text:p>
          </table:table-cell>
        </table:table-row>
        <table:table-row table:style-name="ro1">
          <table:table-cell office:value-type="string">
            <text:p>Third: 347, 12</text:p>
          </table:table-cell>
          <table:table-cell table:formula="of:=IF([.A120]/12 &gt; 100 ; 0 ; [.A120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21]/12 &gt; 100 ; 0 ; [.A121]/12)" office:value-type="float" office:value="0">
            <text:p>0</text:p>
          </table:table-cell>
        </table:table-row>
        <table:table-row table:style-name="ro1">
          <table:table-cell office:value-type="string">
            <text:p>Third: 474, 12</text:p>
          </table:table-cell>
          <table:table-cell table:formula="of:=IF([.A122]/12 &gt; 100 ; 0 ; [.A122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23]/12 &gt; 100 ; 0 ; [.A123]/12)" office:value-type="float" office:value="0">
            <text:p>0</text:p>
          </table:table-cell>
        </table:table-row>
        <table:table-row table:style-name="ro1">
          <table:table-cell office:value-type="float" office:value="5352">
            <text:p>5352</text:p>
          </table:table-cell>
          <table:table-cell table:formula="of:=IF([.A124]/12 &gt; 100 ; 0 ; [.A124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25]/12 &gt; 100 ; 0 ; [.A125]/12)" office:value-type="float" office:value="0">
            <text:p>0</text:p>
          </table:table-cell>
        </table:table-row>
        <table:table-row table:style-name="ro1">
          <table:table-cell office:value-type="string">
            <text:p>Third: 61, 12</text:p>
          </table:table-cell>
          <table:table-cell table:formula="of:=IF([.A126]/12 &gt; 100 ; 0 ; [.A12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27]/12 &gt; 100 ; 0 ; [.A127]/12)" office:value-type="float" office:value="0">
            <text:p>0</text:p>
          </table:table-cell>
        </table:table-row>
        <table:table-row table:style-name="ro1">
          <table:table-cell office:value-type="string">
            <text:p>Third: 258, 12</text:p>
          </table:table-cell>
          <table:table-cell table:formula="of:=IF([.A128]/12 &gt; 100 ; 0 ; [.A128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29]/12 &gt; 100 ; 0 ; [.A129]/12)" office:value-type="float" office:value="0">
            <text:p>0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table:formula="of:=IF([.A130]/12 &gt; 100 ; 0 ; [.A130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31]/12 &gt; 100 ; 0 ; [.A131]/12)" office:value-type="float" office:value="0">
            <text:p>0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table:formula="of:=IF([.A132]/12 &gt; 100 ; 0 ; [.A132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33]/12 &gt; 100 ; 0 ; [.A133]/12)"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formula="of:=IF([.A134]/12 &gt; 100 ; 0 ; [.A134]/12)" office:value-type="float" office:value="0">
            <text:p>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35]/12 &gt; 100 ; 0 ; [.A135]/12)"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IF([.A136]/12 &gt; 100 ; 0 ; [.A136]/12)" office:value-type="float" office:value="0">
            <text:p>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37]/12 &gt; 100 ; 0 ; [.A137]/12)"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IF([.A138]/12 &gt; 100 ; 0 ; [.A138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39]/12 &gt; 100 ; 0 ; [.A139]/12)" office:value-type="float" office:value="0">
            <text:p>0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table:formula="of:=IF([.A140]/12 &gt; 100 ; 0 ; [.A140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41]/12 &gt; 100 ; 0 ; [.A141]/12)" office:value-type="float" office:value="0">
            <text:p>0</text:p>
          </table:table-cell>
        </table:table-row>
        <table:table-row table:style-name="ro1">
          <table:table-cell office:value-type="string">
            <text:p>Third: 55, 12</text:p>
          </table:table-cell>
          <table:table-cell table:formula="of:=IF([.A142]/12 &gt; 100 ; 0 ; [.A142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43]/12 &gt; 100 ; 0 ; [.A143]/12)" office:value-type="float" office:value="0">
            <text:p>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IF([.A144]/12 &gt; 100 ; 0 ; [.A144]/12)" office:value-type="float" office:value="54">
            <text:p>5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45]/12 &gt; 100 ; 0 ; [.A145]/12)" office:value-type="float" office:value="0">
            <text:p>0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formula="of:=IF([.A146]/12 &gt; 100 ; 0 ; [.A146]/12)" office:value-type="float" office:value="62">
            <text:p>62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147]/12 &gt; 100 ; 0 ; [.A147]/12)" office:value-type="float" office:value="0">
            <text:p>0</text:p>
          </table:table-cell>
        </table:table-row>
        <table:table-row table:style-name="ro1">
          <table:table-cell office:value-type="string">
            <text:p>Third: 256, 12</text:p>
          </table:table-cell>
          <table:table-cell table:formula="of:=IF([.A148]/12 &gt; 100 ; 0 ; [.A148]/12)" office:value-type="float" office:value="0">
            <text:p>#VALUE!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149]/12 &gt; 100 ; 0 ; [.A149]/12)" office:value-type="float" office:value="0">
            <text:p>0</text:p>
          </table:table-cell>
        </table:table-row>
        <table:table-row table:style-name="ro1">
          <table:table-cell office:value-type="string">
            <text:p>Third: 54, 12</text:p>
          </table:table-cell>
          <table:table-cell table:formula="of:=IF([.A150]/12 &gt; 100 ; 0 ; [.A150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51]/12 &gt; 100 ; 0 ; [.A151]/12)" office:value-type="float" office:value="0">
            <text:p>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IF([.A152]/12 &gt; 100 ; 0 ; [.A152]/12)" office:value-type="float" office:value="53">
            <text:p>5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53]/12 &gt; 100 ; 0 ; [.A153]/12)" office:value-type="float" office:value="0">
            <text:p>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IF([.A154]/12 &gt; 100 ; 0 ; [.A154]/12)" office:value-type="float" office:value="55">
            <text:p>55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155]/12 &gt; 100 ; 0 ; [.A155]/12)" office:value-type="float" office:value="0">
            <text:p>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IF([.A156]/12 &gt; 100 ; 0 ; [.A156]/12)" office:value-type="float" office:value="56">
            <text:p>5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57]/12 &gt; 100 ; 0 ; [.A157]/12)" office:value-type="float" office:value="0">
            <text:p>0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formula="of:=IF([.A158]/12 &gt; 100 ; 0 ; [.A158]/12)" office:value-type="float" office:value="62">
            <text:p>62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59]/12 &gt; 100 ; 0 ; [.A159]/12)" office:value-type="float" office:value="0">
            <text:p>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IF([.A160]/12 &gt; 100 ; 0 ; [.A160]/12)" office:value-type="float" office:value="58">
            <text:p>58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61]/12 &gt; 100 ; 0 ; [.A161]/12)" office:value-type="float" office:value="0">
            <text:p>0</text:p>
          </table:table-cell>
        </table:table-row>
        <table:table-row table:style-name="ro1">
          <table:table-cell office:value-type="string">
            <text:p>Third: 190, 12</text:p>
          </table:table-cell>
          <table:table-cell table:formula="of:=IF([.A162]/12 &gt; 100 ; 0 ; [.A162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63]/12 &gt; 100 ; 0 ; [.A163]/12)" office:value-type="float" office:value="0">
            <text:p>0</text:p>
          </table:table-cell>
        </table:table-row>
        <table:table-row table:style-name="ro1">
          <table:table-cell office:value-type="string">
            <text:p>Third: 56, 12</text:p>
          </table:table-cell>
          <table:table-cell table:formula="of:=IF([.A164]/12 &gt; 100 ; 0 ; [.A16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65]/12 &gt; 100 ; 0 ; [.A165]/12)" office:value-type="float" office:value="0">
            <text:p>0</text:p>
          </table:table-cell>
        </table:table-row>
        <table:table-row table:style-name="ro1">
          <table:table-cell office:value-type="string">
            <text:p>Third: 256, 12</text:p>
          </table:table-cell>
          <table:table-cell table:formula="of:=IF([.A166]/12 &gt; 100 ; 0 ; [.A166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167]/12 &gt; 100 ; 0 ; [.A167]/12)" office:value-type="float" office:value="0">
            <text:p>0</text:p>
          </table:table-cell>
        </table:table-row>
        <table:table-row table:style-name="ro1">
          <table:table-cell office:value-type="string">
            <text:p>Third: 145, 12</text:p>
          </table:table-cell>
          <table:table-cell table:formula="of:=IF([.A168]/12 &gt; 100 ; 0 ; [.A168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69]/12 &gt; 100 ; 0 ; [.A169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170]/12 &gt; 100 ; 0 ; [.A170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71]/12 &gt; 100 ; 0 ; [.A171]/12)" office:value-type="float" office:value="0">
            <text:p>0</text:p>
          </table:table-cell>
        </table:table-row>
        <table:table-row table:style-name="ro1">
          <table:table-cell office:value-type="string">
            <text:p>Third: 256, 12</text:p>
          </table:table-cell>
          <table:table-cell table:formula="of:=IF([.A172]/12 &gt; 100 ; 0 ; [.A172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73]/12 &gt; 100 ; 0 ; [.A173]/12)" office:value-type="float" office:value="0">
            <text:p>0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table:formula="of:=IF([.A174]/12 &gt; 100 ; 0 ; [.A174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75]/12 &gt; 100 ; 0 ; [.A175]/12)" office:value-type="float" office:value="0">
            <text:p>0</text:p>
          </table:table-cell>
        </table:table-row>
        <table:table-row table:style-name="ro1">
          <table:table-cell office:value-type="string">
            <text:p>Third: 70, 12</text:p>
          </table:table-cell>
          <table:table-cell table:formula="of:=IF([.A176]/12 &gt; 100 ; 0 ; [.A17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77]/12 &gt; 100 ; 0 ; [.A177]/12)" office:value-type="float" office:value="0">
            <text:p>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IF([.A178]/12 &gt; 100 ; 0 ; [.A178]/12)" office:value-type="float" office:value="55">
            <text:p>55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79]/12 &gt; 100 ; 0 ; [.A179]/12)" office:value-type="float" office:value="0">
            <text:p>0</text:p>
          </table:table-cell>
        </table:table-row>
        <table:table-row table:style-name="ro1">
          <table:table-cell office:value-type="string">
            <text:p>Third: 134, 12</text:p>
          </table:table-cell>
          <table:table-cell table:formula="of:=IF([.A180]/12 &gt; 100 ; 0 ; [.A18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81]/12 &gt; 100 ; 0 ; [.A181]/12)" office:value-type="float" office:value="0">
            <text:p>0</text:p>
          </table:table-cell>
        </table:table-row>
        <table:table-row table:style-name="ro1">
          <table:table-cell office:value-type="string">
            <text:p>Third: 56, 12</text:p>
          </table:table-cell>
          <table:table-cell table:formula="of:=IF([.A182]/12 &gt; 100 ; 0 ; [.A182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83]/12 &gt; 100 ; 0 ; [.A183]/12)" office:value-type="float" office:value="0">
            <text:p>0</text:p>
          </table:table-cell>
        </table:table-row>
        <table:table-row table:style-name="ro1">
          <table:table-cell office:value-type="string">
            <text:p>Third: 119, 12</text:p>
          </table:table-cell>
          <table:table-cell table:formula="of:=IF([.A184]/12 &gt; 100 ; 0 ; [.A184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85]/12 &gt; 100 ; 0 ; [.A185]/12)" office:value-type="float" office:value="0">
            <text:p>0</text:p>
          </table:table-cell>
        </table:table-row>
        <table:table-row table:style-name="ro1">
          <table:table-cell office:value-type="string">
            <text:p>Third: 57, 12</text:p>
          </table:table-cell>
          <table:table-cell table:formula="of:=IF([.A186]/12 &gt; 100 ; 0 ; [.A186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87]/12 &gt; 100 ; 0 ; [.A187]/12)" office:value-type="float" office:value="0">
            <text:p>0</text:p>
          </table:table-cell>
        </table:table-row>
        <table:table-row table:style-name="ro1">
          <table:table-cell office:value-type="string">
            <text:p>Third: 107, 12</text:p>
          </table:table-cell>
          <table:table-cell table:formula="of:=IF([.A188]/12 &gt; 100 ; 0 ; [.A188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89]/12 &gt; 100 ; 0 ; [.A189]/12)" office:value-type="float" office:value="0">
            <text:p>0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table:formula="of:=IF([.A190]/12 &gt; 100 ; 0 ; [.A190]/12)" office:value-type="float" office:value="0">
            <text:p>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191]/12 &gt; 100 ; 0 ; [.A191]/12)" office:value-type="float" office:value="0">
            <text:p>0</text:p>
          </table:table-cell>
        </table:table-row>
        <table:table-row table:style-name="ro1">
          <table:table-cell office:value-type="string">
            <text:p>Third: 56, 12</text:p>
          </table:table-cell>
          <table:table-cell table:formula="of:=IF([.A192]/12 &gt; 100 ; 0 ; [.A192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193]/12 &gt; 100 ; 0 ; [.A193]/12)" office:value-type="float" office:value="0">
            <text:p>0</text:p>
          </table:table-cell>
        </table:table-row>
        <table:table-row table:style-name="ro1">
          <table:table-cell office:value-type="string">
            <text:p>Third: 108, 12</text:p>
          </table:table-cell>
          <table:table-cell table:formula="of:=IF([.A194]/12 &gt; 100 ; 0 ; [.A19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95]/12 &gt; 100 ; 0 ; [.A195]/12)" office:value-type="float" office:value="0">
            <text:p>0</text:p>
          </table:table-cell>
        </table:table-row>
        <table:table-row table:style-name="ro1">
          <table:table-cell office:value-type="string">
            <text:p>Third: 57, 12</text:p>
          </table:table-cell>
          <table:table-cell table:formula="of:=IF([.A196]/12 &gt; 100 ; 0 ; [.A19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97]/12 &gt; 100 ; 0 ; [.A197]/12)" office:value-type="float" office:value="0">
            <text:p>0</text:p>
          </table:table-cell>
        </table:table-row>
        <table:table-row table:style-name="ro1">
          <table:table-cell office:value-type="string">
            <text:p>Third: 255, 12</text:p>
          </table:table-cell>
          <table:table-cell table:formula="of:=IF([.A198]/12 &gt; 100 ; 0 ; [.A198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199]/12 &gt; 100 ; 0 ; [.A199]/12)"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formula="of:=IF([.A200]/12 &gt; 100 ; 0 ; [.A200]/12)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01]/12 &gt; 100 ; 0 ; [.A201]/12)"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formula="of:=IF([.A202]/12 &gt; 100 ; 0 ; [.A202]/12)" office:value-type="float" office:value="0">
            <text:p>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03]/12 &gt; 100 ; 0 ; [.A203]/12)" office:value-type="float" office:value="0">
            <text:p>0</text:p>
          </table:table-cell>
        </table:table-row>
        <table:table-row table:style-name="ro1">
          <table:table-cell office:value-type="string">
            <text:p>Third: 117, 12</text:p>
          </table:table-cell>
          <table:table-cell table:formula="of:=IF([.A204]/12 &gt; 100 ; 0 ; [.A204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05]/12 &gt; 100 ; 0 ; [.A205]/12)" office:value-type="float" office:value="0">
            <text:p>0</text:p>
          </table:table-cell>
        </table:table-row>
        <table:table-row table:style-name="ro1">
          <table:table-cell office:value-type="string">
            <text:p>Third: 256, 12</text:p>
          </table:table-cell>
          <table:table-cell table:formula="of:=IF([.A206]/12 &gt; 100 ; 0 ; [.A20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07]/12 &gt; 100 ; 0 ; [.A207]/12)" office:value-type="float" office:value="0">
            <text:p>0</text:p>
          </table:table-cell>
        </table:table-row>
        <table:table-row table:style-name="ro1">
          <table:table-cell office:value-type="string">
            <text:p>Third: 122, 12</text:p>
          </table:table-cell>
          <table:table-cell table:formula="of:=IF([.A208]/12 &gt; 100 ; 0 ; [.A208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09]/12 &gt; 100 ; 0 ; [.A209]/12)" office:value-type="float" office:value="0">
            <text:p>0</text:p>
          </table:table-cell>
        </table:table-row>
        <table:table-row table:style-name="ro1">
          <table:table-cell office:value-type="string">
            <text:p>Third: 255, 12</text:p>
          </table:table-cell>
          <table:table-cell table:formula="of:=IF([.A210]/12 &gt; 100 ; 0 ; [.A210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11]/12 &gt; 100 ; 0 ; [.A211]/12)" office:value-type="float" office:value="0">
            <text:p>0</text:p>
          </table:table-cell>
        </table:table-row>
        <table:table-row table:style-name="ro1">
          <table:table-cell office:value-type="string">
            <text:p>Third: 56, 12</text:p>
          </table:table-cell>
          <table:table-cell table:formula="of:=IF([.A212]/12 &gt; 100 ; 0 ; [.A212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13]/12 &gt; 100 ; 0 ; [.A213]/12)" office:value-type="float" office:value="0">
            <text:p>0</text:p>
          </table:table-cell>
        </table:table-row>
        <table:table-row table:style-name="ro1">
          <table:table-cell office:value-type="string">
            <text:p>Third: 257, 12</text:p>
          </table:table-cell>
          <table:table-cell table:formula="of:=IF([.A214]/12 &gt; 100 ; 0 ; [.A214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15]/12 &gt; 100 ; 0 ; [.A215]/12)" office:value-type="float" office:value="0">
            <text:p>0</text:p>
          </table:table-cell>
        </table:table-row>
        <table:table-row table:style-name="ro1">
          <table:table-cell office:value-type="string">
            <text:p>Third: 56, 12</text:p>
          </table:table-cell>
          <table:table-cell table:formula="of:=IF([.A216]/12 &gt; 100 ; 0 ; [.A21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17]/12 &gt; 100 ; 0 ; [.A217]/12)" office:value-type="float" office:value="0">
            <text:p>0</text:p>
          </table:table-cell>
        </table:table-row>
        <table:table-row table:style-name="ro1">
          <table:table-cell office:value-type="string">
            <text:p>Third: 255, 12</text:p>
          </table:table-cell>
          <table:table-cell table:formula="of:=IF([.A218]/12 &gt; 100 ; 0 ; [.A218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19]/12 &gt; 100 ; 0 ; [.A219]/12)"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formula="of:=IF([.A220]/12 &gt; 100 ; 0 ; [.A220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21]/12 &gt; 100 ; 0 ; [.A221]/12)" office:value-type="float" office:value="0">
            <text:p>0</text:p>
          </table:table-cell>
        </table:table-row>
        <table:table-row table:style-name="ro1">
          <table:table-cell office:value-type="string">
            <text:p>Third: 56, 12</text:p>
          </table:table-cell>
          <table:table-cell table:formula="of:=IF([.A222]/12 &gt; 100 ; 0 ; [.A222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23]/12 &gt; 100 ; 0 ; [.A223]/12)" office:value-type="float" office:value="0">
            <text:p>0</text:p>
          </table:table-cell>
        </table:table-row>
        <table:table-row table:style-name="ro1">
          <table:table-cell office:value-type="string">
            <text:p>Third: 257, 12</text:p>
          </table:table-cell>
          <table:table-cell table:formula="of:=IF([.A224]/12 &gt; 100 ; 0 ; [.A22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25]/12 &gt; 100 ; 0 ; [.A225]/12)" office:value-type="float" office:value="0">
            <text:p>0</text:p>
          </table:table-cell>
        </table:table-row>
        <table:table-row table:style-name="ro1">
          <table:table-cell office:value-type="string">
            <text:p>Third: 56, 12</text:p>
          </table:table-cell>
          <table:table-cell table:formula="of:=IF([.A226]/12 &gt; 100 ; 0 ; [.A22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27]/12 &gt; 100 ; 0 ; [.A227]/12)" office:value-type="float" office:value="0">
            <text:p>0</text:p>
          </table:table-cell>
        </table:table-row>
        <table:table-row table:style-name="ro1">
          <table:table-cell office:value-type="string">
            <text:p>Third: 230, 12</text:p>
          </table:table-cell>
          <table:table-cell table:formula="of:=IF([.A228]/12 &gt; 100 ; 0 ; [.A228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29]/12 &gt; 100 ; 0 ; [.A229]/12)"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formula="of:=IF([.A230]/12 &gt; 100 ; 0 ; [.A230]/12)" office:value-type="float" office:value="0">
            <text:p>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31]/12 &gt; 100 ; 0 ; [.A231]/12)" office:value-type="float" office:value="0">
            <text:p>0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table:formula="of:=IF([.A232]/12 &gt; 100 ; 0 ; [.A232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33]/12 &gt; 100 ; 0 ; [.A233]/12)"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IF([.A234]/12 &gt; 100 ; 0 ; [.A234]/12)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35]/12 &gt; 100 ; 0 ; [.A235]/12)" office:value-type="float" office:value="0">
            <text:p>0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table:formula="of:=IF([.A236]/12 &gt; 100 ; 0 ; [.A236]/12)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37]/12 &gt; 100 ; 0 ; [.A237]/12)" office:value-type="float" office:value="0">
            <text:p>0</text:p>
          </table:table-cell>
        </table:table-row>
        <table:table-row table:style-name="ro1">
          <table:table-cell office:value-type="string">
            <text:p>Third: 137, 12</text:p>
          </table:table-cell>
          <table:table-cell table:formula="of:=IF([.A238]/12 &gt; 100 ; 0 ; [.A238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39]/12 &gt; 100 ; 0 ; [.A239]/12)" office:value-type="float" office:value="0">
            <text:p>0</text:p>
          </table:table-cell>
        </table:table-row>
        <table:table-row table:style-name="ro1">
          <table:table-cell office:value-type="string">
            <text:p>Third: 258, 12</text:p>
          </table:table-cell>
          <table:table-cell table:formula="of:=IF([.A240]/12 &gt; 100 ; 0 ; [.A240]/12)" office:value-type="float" office:value="0">
            <text:p>#VALUE!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241]/12 &gt; 100 ; 0 ; [.A241]/12)" office:value-type="float" office:value="0">
            <text:p>0</text:p>
          </table:table-cell>
        </table:table-row>
        <table:table-row table:style-name="ro1">
          <table:table-cell office:value-type="string">
            <text:p>Third: 59, 12</text:p>
          </table:table-cell>
          <table:table-cell table:formula="of:=IF([.A242]/12 &gt; 100 ; 0 ; [.A242]/12)" office:value-type="float" office:value="0">
            <text:p>#VALUE!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243]/12 &gt; 100 ; 0 ; [.A243]/12)" office:value-type="float" office:value="0">
            <text:p>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IF([.A244]/12 &gt; 100 ; 0 ; [.A244]/12)" office:value-type="float" office:value="56">
            <text:p>56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245]/12 &gt; 100 ; 0 ; [.A245]/12)" office:value-type="float" office:value="0">
            <text:p>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IF([.A246]/12 &gt; 100 ; 0 ; [.A246]/12)" office:value-type="float" office:value="56">
            <text:p>56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47]/12 &gt; 100 ; 0 ; [.A247]/12)" office:value-type="float" office:value="0">
            <text:p>0</text:p>
          </table:table-cell>
        </table:table-row>
        <table:table-row table:style-name="ro1">
          <table:table-cell office:value-type="string">
            <text:p>Third: 122, 12</text:p>
          </table:table-cell>
          <table:table-cell table:formula="of:=IF([.A248]/12 &gt; 100 ; 0 ; [.A248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49]/12 &gt; 100 ; 0 ; [.A249]/12)" office:value-type="float" office:value="0">
            <text:p>0</text:p>
          </table:table-cell>
        </table:table-row>
        <table:table-row table:style-name="ro1">
          <table:table-cell office:value-type="string">
            <text:p>Third: 56, 12</text:p>
          </table:table-cell>
          <table:table-cell table:formula="of:=IF([.A250]/12 &gt; 100 ; 0 ; [.A250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51]/12 &gt; 100 ; 0 ; [.A251]/12)" office:value-type="float" office:value="0">
            <text:p>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IF([.A252]/12 &gt; 100 ; 0 ; [.A252]/12)" office:value-type="float" office:value="55">
            <text:p>55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53]/12 &gt; 100 ; 0 ; [.A253]/12)" office:value-type="float" office:value="0">
            <text:p>0</text:p>
          </table:table-cell>
        </table:table-row>
        <table:table-row table:style-name="ro1">
          <table:table-cell office:value-type="string">
            <text:p>Third: 258, 12</text:p>
          </table:table-cell>
          <table:table-cell table:formula="of:=IF([.A254]/12 &gt; 100 ; 0 ; [.A25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55]/12 &gt; 100 ; 0 ; [.A255]/12)" office:value-type="float" office:value="0">
            <text:p>0</text:p>
          </table:table-cell>
        </table:table-row>
        <table:table-row table:style-name="ro1">
          <table:table-cell office:value-type="string">
            <text:p>Third: 59, 12</text:p>
          </table:table-cell>
          <table:table-cell table:formula="of:=IF([.A256]/12 &gt; 100 ; 0 ; [.A256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57]/12 &gt; 100 ; 0 ; [.A257]/12)" office:value-type="float" office:value="0">
            <text:p>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IF([.A258]/12 &gt; 100 ; 0 ; [.A258]/12)" office:value-type="float" office:value="58">
            <text:p>58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59]/12 &gt; 100 ; 0 ; [.A259]/12)" office:value-type="float" office:value="0">
            <text:p>0</text:p>
          </table:table-cell>
        </table:table-row>
        <table:table-row table:style-name="ro1">
          <table:table-cell office:value-type="string">
            <text:p>Third: 197, 12</text:p>
          </table:table-cell>
          <table:table-cell table:formula="of:=IF([.A260]/12 &gt; 100 ; 0 ; [.A260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61]/12 &gt; 100 ; 0 ; [.A261]/12)" office:value-type="float" office:value="0">
            <text:p>0</text:p>
          </table:table-cell>
        </table:table-row>
        <table:table-row table:style-name="ro1">
          <table:table-cell office:value-type="string">
            <text:p>Third: 453, 12</text:p>
          </table:table-cell>
          <table:table-cell table:formula="of:=IF([.A262]/12 &gt; 100 ; 0 ; [.A262]/12)" office:value-type="float" office:value="0">
            <text:p>#VALUE!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263]/12 &gt; 100 ; 0 ; [.A263]/12)" office:value-type="float" office:value="0">
            <text:p>0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formula="of:=IF([.A264]/12 &gt; 100 ; 0 ; [.A264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65]/12 &gt; 100 ; 0 ; [.A265]/12)" office:value-type="float" office:value="0">
            <text:p>0</text:p>
          </table:table-cell>
        </table:table-row>
        <table:table-row table:style-name="ro1">
          <table:table-cell office:value-type="string">
            <text:p>Third: 487, 12</text:p>
          </table:table-cell>
          <table:table-cell table:formula="of:=IF([.A266]/12 &gt; 100 ; 0 ; [.A266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67]/12 &gt; 100 ; 0 ; [.A267]/12)" office:value-type="float" office:value="0">
            <text:p>0</text:p>
          </table:table-cell>
        </table:table-row>
        <table:table-row table:style-name="ro1">
          <table:table-cell office:value-type="string">
            <text:p>Third: 120, 12</text:p>
          </table:table-cell>
          <table:table-cell table:formula="of:=IF([.A268]/12 &gt; 100 ; 0 ; [.A268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69]/12 &gt; 100 ; 0 ; [.A269]/12)" office:value-type="float" office:value="0">
            <text:p>0</text:p>
          </table:table-cell>
        </table:table-row>
        <table:table-row table:style-name="ro1">
          <table:table-cell office:value-type="string">
            <text:p>Third: 14, 12</text:p>
          </table:table-cell>
          <table:table-cell table:formula="of:=IF([.A270]/12 &gt; 100 ; 0 ; [.A27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71]/12 &gt; 100 ; 0 ; [.A271]/12)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IF([.A272]/12 &gt; 100 ; 0 ; [.A272]/12)" office:value-type="float" office:value="12">
            <text:p>12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73]/12 &gt; 100 ; 0 ; [.A273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274]/12 &gt; 100 ; 0 ; [.A274]/12)" office:value-type="float" office:value="44">
            <text:p>4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75]/12 &gt; 100 ; 0 ; [.A275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276]/12 &gt; 100 ; 0 ; [.A276]/12)" office:value-type="float" office:value="46">
            <text:p>4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77]/12 &gt; 100 ; 0 ; [.A277]/12)" office:value-type="float" office:value="0">
            <text:p>0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formula="of:=IF([.A278]/12 &gt; 100 ; 0 ; [.A278]/12)" office:value-type="float" office:value="67">
            <text:p>67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79]/12 &gt; 100 ; 0 ; [.A279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280]/12 &gt; 100 ; 0 ; [.A280]/12)" office:value-type="float" office:value="44">
            <text:p>4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81]/12 &gt; 100 ; 0 ; [.A281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282]/12 &gt; 100 ; 0 ; [.A282]/12)" office:value-type="float" office:value="46">
            <text:p>4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83]/12 &gt; 100 ; 0 ; [.A283]/12)" office:value-type="float" office:value="0">
            <text:p>0</text:p>
          </table:table-cell>
        </table:table-row>
        <table:table-row table:style-name="ro1">
          <table:table-cell office:value-type="string">
            <text:p>Third: 118, 12</text:p>
          </table:table-cell>
          <table:table-cell table:formula="of:=IF([.A284]/12 &gt; 100 ; 0 ; [.A284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85]/12 &gt; 100 ; 0 ; [.A285]/12)" office:value-type="float" office:value="0">
            <text:p>0</text:p>
          </table:table-cell>
        </table:table-row>
        <table:table-row table:style-name="ro1">
          <table:table-cell office:value-type="string">
            <text:p>Third: 17, 12</text:p>
          </table:table-cell>
          <table:table-cell table:formula="of:=IF([.A286]/12 &gt; 100 ; 0 ; [.A286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87]/12 &gt; 100 ; 0 ; [.A287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288]/12 &gt; 100 ; 0 ; [.A288]/12)" office:value-type="float" office:value="43">
            <text:p>43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89]/12 &gt; 100 ; 0 ; [.A289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290]/12 &gt; 100 ; 0 ; [.A290]/12)" office:value-type="float" office:value="44">
            <text:p>44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291]/12 &gt; 100 ; 0 ; [.A291]/12)" office:value-type="float" office:value="0">
            <text:p>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IF([.A292]/12 &gt; 100 ; 0 ; [.A292]/12)" office:value-type="float" office:value="54">
            <text:p>5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93]/12 &gt; 100 ; 0 ; [.A293]/12)" office:value-type="float" office:value="0">
            <text:p>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IF([.A294]/12 &gt; 100 ; 0 ; [.A294]/12)" office:value-type="float" office:value="57">
            <text:p>57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295]/12 &gt; 100 ; 0 ; [.A295]/12)" office:value-type="float" office:value="0">
            <text:p>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IF([.A296]/12 &gt; 100 ; 0 ; [.A296]/12)" office:value-type="float" office:value="54">
            <text:p>54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297]/12 &gt; 100 ; 0 ; [.A297]/12)" office:value-type="float" office:value="0">
            <text:p>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IF([.A298]/12 &gt; 100 ; 0 ; [.A298]/12)" office:value-type="float" office:value="57">
            <text:p>57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299]/12 &gt; 100 ; 0 ; [.A299]/12)" office:value-type="float" office:value="0">
            <text:p>0</text:p>
          </table:table-cell>
        </table:table-row>
        <table:table-row table:style-name="ro1">
          <table:table-cell office:value-type="string">
            <text:p>Third: 13, 12</text:p>
          </table:table-cell>
          <table:table-cell table:formula="of:=IF([.A300]/12 &gt; 100 ; 0 ; [.A30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01]/12 &gt; 100 ; 0 ; [.A301]/12)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IF([.A302]/12 &gt; 100 ; 0 ; [.A302]/12)" office:value-type="float" office:value="12">
            <text:p>12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03]/12 &gt; 100 ; 0 ; [.A303]/12)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IF([.A304]/12 &gt; 100 ; 0 ; [.A304]/12)" office:value-type="float" office:value="10">
            <text:p>1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05]/12 &gt; 100 ; 0 ; [.A305]/12)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IF([.A306]/12 &gt; 100 ; 0 ; [.A306]/12)" office:value-type="float" office:value="11">
            <text:p>11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07]/12 &gt; 100 ; 0 ; [.A307]/12)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IF([.A308]/12 &gt; 100 ; 0 ; [.A308]/12)" office:value-type="float" office:value="12">
            <text:p>12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09]/12 &gt; 100 ; 0 ; [.A309]/12)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IF([.A310]/12 &gt; 100 ; 0 ; [.A310]/12)" office:value-type="float" office:value="12">
            <text:p>12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311]/12 &gt; 100 ; 0 ; [.A311]/12)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IF([.A312]/12 &gt; 100 ; 0 ; [.A312]/12)" office:value-type="float" office:value="12">
            <text:p>12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13]/12 &gt; 100 ; 0 ; [.A313]/12)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IF([.A314]/12 &gt; 100 ; 0 ; [.A314]/12)" office:value-type="float" office:value="10">
            <text:p>1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15]/12 &gt; 100 ; 0 ; [.A315]/12)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IF([.A316]/12 &gt; 100 ; 0 ; [.A316]/12)" office:value-type="float" office:value="12">
            <text:p>12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317]/12 &gt; 100 ; 0 ; [.A317]/12)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IF([.A318]/12 &gt; 100 ; 0 ; [.A318]/12)" office:value-type="float" office:value="13">
            <text:p>1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19]/12 &gt; 100 ; 0 ; [.A319]/12)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IF([.A320]/12 &gt; 100 ; 0 ; [.A320]/12)" office:value-type="float" office:value="11">
            <text:p>11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321]/12 &gt; 100 ; 0 ; [.A321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322]/12 &gt; 100 ; 0 ; [.A322]/12)" office:value-type="float" office:value="45">
            <text:p>45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323]/12 &gt; 100 ; 0 ; [.A323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324]/12 &gt; 100 ; 0 ; [.A324]/12)" office:value-type="float" office:value="43">
            <text:p>4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25]/12 &gt; 100 ; 0 ; [.A325]/12)" office:value-type="float" office:value="0">
            <text:p>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IF([.A326]/12 &gt; 100 ; 0 ; [.A326]/12)" office:value-type="float" office:value="64">
            <text:p>6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27]/12 &gt; 100 ; 0 ; [.A327]/12)" office:value-type="float" office:value="0">
            <text:p>0</text:p>
          </table:table-cell>
        </table:table-row>
        <table:table-row table:style-name="ro1">
          <table:table-cell office:value-type="string">
            <text:p>Third: 15, 12</text:p>
          </table:table-cell>
          <table:table-cell table:formula="of:=IF([.A328]/12 &gt; 100 ; 0 ; [.A328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329]/12 &gt; 100 ; 0 ; [.A329]/12)" office:value-type="float" office:value="0">
            <text:p>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formula="of:=IF([.A330]/12 &gt; 100 ; 0 ; [.A330]/12)" office:value-type="float" office:value="42">
            <text:p>42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331]/12 &gt; 100 ; 0 ; [.A331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332]/12 &gt; 100 ; 0 ; [.A332]/12)" office:value-type="float" office:value="45">
            <text:p>45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33]/12 &gt; 100 ; 0 ; [.A333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34]/12 &gt; 100 ; 0 ; [.A334]/12)" office:value-type="float" office:value="44">
            <text:p>44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335]/12 &gt; 100 ; 0 ; [.A335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36]/12 &gt; 100 ; 0 ; [.A336]/12)" office:value-type="float" office:value="44">
            <text:p>44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37]/12 &gt; 100 ; 0 ; [.A337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38]/12 &gt; 100 ; 0 ; [.A338]/12)" office:value-type="float" office:value="44">
            <text:p>4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39]/12 &gt; 100 ; 0 ; [.A339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340]/12 &gt; 100 ; 0 ; [.A340]/12)" office:value-type="float" office:value="45">
            <text:p>45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341]/12 &gt; 100 ; 0 ; [.A341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342]/12 &gt; 100 ; 0 ; [.A342]/12)" office:value-type="float" office:value="43">
            <text:p>4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43]/12 &gt; 100 ; 0 ; [.A343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344]/12 &gt; 100 ; 0 ; [.A344]/12)" office:value-type="float" office:value="43">
            <text:p>43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45]/12 &gt; 100 ; 0 ; [.A345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346]/12 &gt; 100 ; 0 ; [.A346]/12)" office:value-type="float" office:value="43">
            <text:p>4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47]/12 &gt; 100 ; 0 ; [.A347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48]/12 &gt; 100 ; 0 ; [.A348]/12)" office:value-type="float" office:value="44">
            <text:p>44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349]/12 &gt; 100 ; 0 ; [.A349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350]/12 &gt; 100 ; 0 ; [.A350]/12)" office:value-type="float" office:value="43">
            <text:p>4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51]/12 &gt; 100 ; 0 ; [.A351]/12)" office:value-type="float" office:value="0">
            <text:p>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IF([.A352]/12 &gt; 100 ; 0 ; [.A352]/12)" office:value-type="float" office:value="47">
            <text:p>47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53]/12 &gt; 100 ; 0 ; [.A353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54]/12 &gt; 100 ; 0 ; [.A354]/12)" office:value-type="float" office:value="44">
            <text:p>44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55]/12 &gt; 100 ; 0 ; [.A355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56]/12 &gt; 100 ; 0 ; [.A356]/12)" office:value-type="float" office:value="44">
            <text:p>44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57]/12 &gt; 100 ; 0 ; [.A357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58]/12 &gt; 100 ; 0 ; [.A358]/12)" office:value-type="float" office:value="44">
            <text:p>4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59]/12 &gt; 100 ; 0 ; [.A359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60]/12 &gt; 100 ; 0 ; [.A360]/12)" office:value-type="float" office:value="44">
            <text:p>44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361]/12 &gt; 100 ; 0 ; [.A361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62]/12 &gt; 100 ; 0 ; [.A362]/12)" office:value-type="float" office:value="44">
            <text:p>4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63]/12 &gt; 100 ; 0 ; [.A363]/12)" office:value-type="float" office:value="0">
            <text:p>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IF([.A364]/12 &gt; 100 ; 0 ; [.A364]/12)" office:value-type="float" office:value="47">
            <text:p>47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65]/12 &gt; 100 ; 0 ; [.A365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66]/12 &gt; 100 ; 0 ; [.A366]/12)" office:value-type="float" office:value="44">
            <text:p>4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67]/12 &gt; 100 ; 0 ; [.A367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368]/12 &gt; 100 ; 0 ; [.A368]/12)" office:value-type="float" office:value="46">
            <text:p>4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69]/12 &gt; 100 ; 0 ; [.A369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370]/12 &gt; 100 ; 0 ; [.A370]/12)" office:value-type="float" office:value="46">
            <text:p>46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71]/12 &gt; 100 ; 0 ; [.A371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372]/12 &gt; 100 ; 0 ; [.A372]/12)" office:value-type="float" office:value="43">
            <text:p>4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73]/12 &gt; 100 ; 0 ; [.A373]/12)" office:value-type="float" office:value="0">
            <text:p>0</text:p>
          </table:table-cell>
        </table:table-row>
        <table:table-row table:style-name="ro1">
          <table:table-cell office:value-type="string">
            <text:p>Third: 107, 12</text:p>
          </table:table-cell>
          <table:table-cell table:formula="of:=IF([.A374]/12 &gt; 100 ; 0 ; [.A37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75]/12 &gt; 100 ; 0 ; [.A375]/12)" office:value-type="float" office:value="0">
            <text:p>0</text:p>
          </table:table-cell>
        </table:table-row>
        <table:table-row table:style-name="ro1">
          <table:table-cell office:value-type="string">
            <text:p>Third: 44, 12</text:p>
          </table:table-cell>
          <table:table-cell table:formula="of:=IF([.A376]/12 &gt; 100 ; 0 ; [.A376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77]/12 &gt; 100 ; 0 ; [.A377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378]/12 &gt; 100 ; 0 ; [.A378]/12)" office:value-type="float" office:value="45">
            <text:p>45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79]/12 &gt; 100 ; 0 ; [.A379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80]/12 &gt; 100 ; 0 ; [.A380]/12)" office:value-type="float" office:value="44">
            <text:p>44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381]/12 &gt; 100 ; 0 ; [.A381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382]/12 &gt; 100 ; 0 ; [.A382]/12)" office:value-type="float" office:value="43">
            <text:p>43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383]/12 &gt; 100 ; 0 ; [.A383]/12)" office:value-type="float" office:value="0">
            <text:p>0</text:p>
          </table:table-cell>
        </table:table-row>
        <table:table-row table:style-name="ro1">
          <table:table-cell office:value-type="string">
            <text:p>Third: 87, 12</text:p>
          </table:table-cell>
          <table:table-cell table:formula="of:=IF([.A384]/12 &gt; 100 ; 0 ; [.A38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85]/12 &gt; 100 ; 0 ; [.A385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386]/12 &gt; 100 ; 0 ; [.A386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87]/12 &gt; 100 ; 0 ; [.A387]/12)" office:value-type="float" office:value="0">
            <text:p>0</text:p>
          </table:table-cell>
        </table:table-row>
        <table:table-row table:style-name="ro1">
          <table:table-cell office:value-type="string">
            <text:p>Third: 44, 12</text:p>
          </table:table-cell>
          <table:table-cell table:formula="of:=IF([.A388]/12 &gt; 100 ; 0 ; [.A388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89]/12 &gt; 100 ; 0 ; [.A389]/12)" office:value-type="float" office:value="0">
            <text:p>0</text:p>
          </table:table-cell>
        </table:table-row>
        <table:table-row table:style-name="ro1">
          <table:table-cell office:value-type="string">
            <text:p>Third: 119, 12</text:p>
          </table:table-cell>
          <table:table-cell table:formula="of:=IF([.A390]/12 &gt; 100 ; 0 ; [.A39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91]/12 &gt; 100 ; 0 ; [.A391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392]/12 &gt; 100 ; 0 ; [.A392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93]/12 &gt; 100 ; 0 ; [.A393]/12)" office:value-type="float" office:value="0">
            <text:p>0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table:formula="of:=IF([.A394]/12 &gt; 100 ; 0 ; [.A394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95]/12 &gt; 100 ; 0 ; [.A395]/12)" office:value-type="float" office:value="0">
            <text:p>0</text:p>
          </table:table-cell>
        </table:table-row>
        <table:table-row table:style-name="ro1">
          <table:table-cell office:value-type="string">
            <text:p>Third: 50, 12</text:p>
          </table:table-cell>
          <table:table-cell table:formula="of:=IF([.A396]/12 &gt; 100 ; 0 ; [.A39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397]/12 &gt; 100 ; 0 ; [.A397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398]/12 &gt; 100 ; 0 ; [.A398]/12)" office:value-type="float" office:value="44">
            <text:p>44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399]/12 &gt; 100 ; 0 ; [.A399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400]/12 &gt; 100 ; 0 ; [.A400]/12)" office:value-type="float" office:value="45">
            <text:p>45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401]/12 &gt; 100 ; 0 ; [.A401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402]/12 &gt; 100 ; 0 ; [.A402]/12)" office:value-type="float" office:value="46">
            <text:p>46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403]/12 &gt; 100 ; 0 ; [.A403]/12)" office:value-type="float" office:value="0">
            <text:p>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formula="of:=IF([.A404]/12 &gt; 100 ; 0 ; [.A404]/12)" office:value-type="float" office:value="41">
            <text:p>41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05]/12 &gt; 100 ; 0 ; [.A405]/12)" office:value-type="float" office:value="0">
            <text:p>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IF([.A406]/12 &gt; 100 ; 0 ; [.A406]/12)" office:value-type="float" office:value="49">
            <text:p>49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07]/12 &gt; 100 ; 0 ; [.A407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408]/12 &gt; 100 ; 0 ; [.A408]/12)" office:value-type="float" office:value="44">
            <text:p>4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09]/12 &gt; 100 ; 0 ; [.A409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410]/12 &gt; 100 ; 0 ; [.A410]/12)" office:value-type="float" office:value="46">
            <text:p>4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11]/12 &gt; 100 ; 0 ; [.A411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412]/12 &gt; 100 ; 0 ; [.A412]/12)" office:value-type="float" office:value="43">
            <text:p>43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13]/12 &gt; 100 ; 0 ; [.A413]/12)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IF([.A414]/12 &gt; 100 ; 0 ; [.A414]/12)" office:value-type="float" office:value="13">
            <text:p>1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15]/12 &gt; 100 ; 0 ; [.A415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416]/12 &gt; 100 ; 0 ; [.A416]/12)" office:value-type="float" office:value="45">
            <text:p>45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17]/12 &gt; 100 ; 0 ; [.A417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418]/12 &gt; 100 ; 0 ; [.A418]/12)" office:value-type="float" office:value="45">
            <text:p>45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19]/12 &gt; 100 ; 0 ; [.A419]/12)" office:value-type="float" office:value="0">
            <text:p>0</text:p>
          </table:table-cell>
        </table:table-row>
        <table:table-row table:style-name="ro1">
          <table:table-cell office:value-type="string">
            <text:p>Third: 118, 12</text:p>
          </table:table-cell>
          <table:table-cell table:formula="of:=IF([.A420]/12 &gt; 100 ; 0 ; [.A420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421]/12 &gt; 100 ; 0 ; [.A421]/12)" office:value-type="float" office:value="0">
            <text:p>0</text:p>
          </table:table-cell>
        </table:table-row>
        <table:table-row table:style-name="ro1">
          <table:table-cell office:value-type="string">
            <text:p>Third: 47, 12</text:p>
          </table:table-cell>
          <table:table-cell table:formula="of:=IF([.A422]/12 &gt; 100 ; 0 ; [.A422]/12)" office:value-type="float" office:value="0">
            <text:p>#VALUE!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423]/12 &gt; 100 ; 0 ; [.A423]/12)" office:value-type="float" office:value="0">
            <text:p>0</text:p>
          </table:table-cell>
        </table:table-row>
        <table:table-row table:style-name="ro1">
          <table:table-cell office:value-type="string">
            <text:p>Third: 119, 12</text:p>
          </table:table-cell>
          <table:table-cell table:formula="of:=IF([.A424]/12 &gt; 100 ; 0 ; [.A424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25]/12 &gt; 100 ; 0 ; [.A425]/12)" office:value-type="float" office:value="0">
            <text:p>0</text:p>
          </table:table-cell>
        </table:table-row>
        <table:table-row table:style-name="ro1">
          <table:table-cell office:value-type="string">
            <text:p>Third: 46, 12</text:p>
          </table:table-cell>
          <table:table-cell table:formula="of:=IF([.A426]/12 &gt; 100 ; 0 ; [.A426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27]/12 &gt; 100 ; 0 ; [.A427]/12)" office:value-type="float" office:value="0">
            <text:p>0</text:p>
          </table:table-cell>
        </table:table-row>
        <table:table-row table:style-name="ro1">
          <table:table-cell office:value-type="string">
            <text:p>Third: 93, 12</text:p>
          </table:table-cell>
          <table:table-cell table:formula="of:=IF([.A428]/12 &gt; 100 ; 0 ; [.A428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29]/12 &gt; 100 ; 0 ; [.A429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430]/12 &gt; 100 ; 0 ; [.A430]/12)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431]/12 &gt; 100 ; 0 ; [.A431]/12)" office:value-type="float" office:value="0">
            <text:p>0</text:p>
          </table:table-cell>
        </table:table-row>
        <table:table-row table:style-name="ro1">
          <table:table-cell office:value-type="string">
            <text:p>Third: 71, 12</text:p>
          </table:table-cell>
          <table:table-cell table:formula="of:=IF([.A432]/12 &gt; 100 ; 0 ; [.A432]/12)" office:value-type="float" office:value="0">
            <text:p>#VALUE!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433]/12 &gt; 100 ; 0 ; [.A433]/12)" office:value-type="float" office:value="0">
            <text:p>0</text:p>
          </table:table-cell>
        </table:table-row>
        <table:table-row table:style-name="ro1">
          <table:table-cell office:value-type="string">
            <text:p>Third: 118, 12</text:p>
          </table:table-cell>
          <table:table-cell table:formula="of:=IF([.A434]/12 &gt; 100 ; 0 ; [.A434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435]/12 &gt; 100 ; 0 ; [.A435]/12)" office:value-type="float" office:value="0">
            <text:p>0</text:p>
          </table:table-cell>
        </table:table-row>
        <table:table-row table:style-name="ro1">
          <table:table-cell office:value-type="string">
            <text:p>Third: 47, 12</text:p>
          </table:table-cell>
          <table:table-cell table:formula="of:=IF([.A436]/12 &gt; 100 ; 0 ; [.A43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37]/12 &gt; 100 ; 0 ; [.A437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438]/12 &gt; 100 ; 0 ; [.A438]/12)" office:value-type="float" office:value="46">
            <text:p>4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39]/12 &gt; 100 ; 0 ; [.A439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440]/12 &gt; 100 ; 0 ; [.A440]/12)" office:value-type="float" office:value="43">
            <text:p>43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41]/12 &gt; 100 ; 0 ; [.A441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442]/12 &gt; 100 ; 0 ; [.A442]/12)" office:value-type="float" office:value="44">
            <text:p>4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43]/12 &gt; 100 ; 0 ; [.A443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444]/12 &gt; 100 ; 0 ; [.A444]/12)" office:value-type="float" office:value="46">
            <text:p>4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45]/12 &gt; 100 ; 0 ; [.A445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446]/12 &gt; 100 ; 0 ; [.A446]/12)" office:value-type="float" office:value="43">
            <text:p>4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47]/12 &gt; 100 ; 0 ; [.A447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448]/12 &gt; 100 ; 0 ; [.A448]/12)" office:value-type="float" office:value="44">
            <text:p>44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49]/12 &gt; 100 ; 0 ; [.A449]/12)" office:value-type="float" office:value="0">
            <text:p>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IF([.A450]/12 &gt; 100 ; 0 ; [.A450]/12)" office:value-type="float" office:value="56">
            <text:p>56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451]/12 &gt; 100 ; 0 ; [.A451]/12)" office:value-type="float" office:value="0">
            <text:p>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IF([.A452]/12 &gt; 100 ; 0 ; [.A452]/12)" office:value-type="float" office:value="57">
            <text:p>57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53]/12 &gt; 100 ; 0 ; [.A453]/12)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IF([.A454]/12 &gt; 100 ; 0 ; [.A454]/12)" office:value-type="float" office:value="28">
            <text:p>28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55]/12 &gt; 100 ; 0 ; [.A455]/12)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IF([.A456]/12 &gt; 100 ; 0 ; [.A456]/12)" office:value-type="float" office:value="13">
            <text:p>1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57]/12 &gt; 100 ; 0 ; [.A457]/12)" office:value-type="float" office:value="0">
            <text:p>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IF([.A458]/12 &gt; 100 ; 0 ; [.A458]/12)" office:value-type="float" office:value="40">
            <text:p>4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59]/12 &gt; 100 ; 0 ; [.A459]/12)" office:value-type="float" office:value="0">
            <text:p>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IF([.A460]/12 &gt; 100 ; 0 ; [.A460]/12)" office:value-type="float" office:value="47">
            <text:p>47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61]/12 &gt; 100 ; 0 ; [.A461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462]/12 &gt; 100 ; 0 ; [.A462]/12)" office:value-type="float" office:value="44">
            <text:p>4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63]/12 &gt; 100 ; 0 ; [.A463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464]/12 &gt; 100 ; 0 ; [.A464]/12)" office:value-type="float" office:value="45">
            <text:p>45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465]/12 &gt; 100 ; 0 ; [.A465]/12)" office:value-type="float" office:value="0">
            <text:p>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IF([.A466]/12 &gt; 100 ; 0 ; [.A466]/12)" office:value-type="float" office:value="47">
            <text:p>47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67]/12 &gt; 100 ; 0 ; [.A467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468]/12 &gt; 100 ; 0 ; [.A468]/12)" office:value-type="float" office:value="43">
            <text:p>43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69]/12 &gt; 100 ; 0 ; [.A469]/12)" office:value-type="float" office:value="0">
            <text:p>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IF([.A470]/12 &gt; 100 ; 0 ; [.A470]/12)" office:value-type="float" office:value="56">
            <text:p>5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71]/12 &gt; 100 ; 0 ; [.A471]/12)" office:value-type="float" office:value="0">
            <text:p>0</text:p>
          </table:table-cell>
        </table:table-row>
        <table:table-row table:style-name="ro1">
          <table:table-cell office:value-type="string">
            <text:p>Third: 257, 12</text:p>
          </table:table-cell>
          <table:table-cell table:formula="of:=IF([.A472]/12 &gt; 100 ; 0 ; [.A472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73]/12 &gt; 100 ; 0 ; [.A473]/12)" office:value-type="float" office:value="0">
            <text:p>0</text:p>
          </table:table-cell>
        </table:table-row>
        <table:table-row table:style-name="ro1">
          <table:table-cell office:value-type="string">
            <text:p>Third: 60, 12</text:p>
          </table:table-cell>
          <table:table-cell table:formula="of:=IF([.A474]/12 &gt; 100 ; 0 ; [.A47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75]/12 &gt; 100 ; 0 ; [.A475]/12)" office:value-type="float" office:value="0">
            <text:p>0</text:p>
          </table:table-cell>
        </table:table-row>
        <table:table-row table:style-name="ro1">
          <table:table-cell office:value-type="string">
            <text:p>Third: 256, 12</text:p>
          </table:table-cell>
          <table:table-cell table:formula="of:=IF([.A476]/12 &gt; 100 ; 0 ; [.A47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77]/12 &gt; 100 ; 0 ; [.A477]/12)"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formula="of:=IF([.A478]/12 &gt; 100 ; 0 ; [.A478]/12)" office:value-type="float" office:value="0">
            <text:p>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79]/12 &gt; 100 ; 0 ; [.A479]/12)" office:value-type="float" office:value="0">
            <text:p>0</text:p>
          </table:table-cell>
        </table:table-row>
        <table:table-row table:style-name="ro1">
          <table:table-cell office:value-type="string">
            <text:p>Third: 67, 12</text:p>
          </table:table-cell>
          <table:table-cell table:formula="of:=IF([.A480]/12 &gt; 100 ; 0 ; [.A48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81]/12 &gt; 100 ; 0 ; [.A481]/12)" office:value-type="float" office:value="0">
            <text:p>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IF([.A482]/12 &gt; 100 ; 0 ; [.A482]/12)" office:value-type="float" office:value="56">
            <text:p>5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83]/12 &gt; 100 ; 0 ; [.A483]/12)" office:value-type="float" office:value="0">
            <text:p>0</text:p>
          </table:table-cell>
        </table:table-row>
        <table:table-row table:style-name="ro1">
          <table:table-cell office:value-type="string">
            <text:p>Third: 119, 12</text:p>
          </table:table-cell>
          <table:table-cell table:formula="of:=IF([.A484]/12 &gt; 100 ; 0 ; [.A48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85]/12 &gt; 100 ; 0 ; [.A485]/12)" office:value-type="float" office:value="0">
            <text:p>0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table:formula="of:=IF([.A486]/12 &gt; 100 ; 0 ; [.A486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87]/12 &gt; 100 ; 0 ; [.A487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488]/12 &gt; 100 ; 0 ; [.A488]/12)" office:value-type="float" office:value="0">
            <text:p>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89]/12 &gt; 100 ; 0 ; [.A489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490]/12 &gt; 100 ; 0 ; [.A490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91]/12 &gt; 100 ; 0 ; [.A491]/12)" office:value-type="float" office:value="0">
            <text:p>0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table:formula="of:=IF([.A492]/12 &gt; 100 ; 0 ; [.A492]/12)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493]/12 &gt; 100 ; 0 ; [.A493]/12)" office:value-type="float" office:value="0">
            <text:p>0</text:p>
          </table:table-cell>
        </table:table-row>
        <table:table-row table:style-name="ro1">
          <table:table-cell office:value-type="string">
            <text:p>Third: 256, 12</text:p>
          </table:table-cell>
          <table:table-cell table:formula="of:=IF([.A494]/12 &gt; 100 ; 0 ; [.A49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495]/12 &gt; 100 ; 0 ; [.A495]/12)" office:value-type="float" office:value="0">
            <text:p>0</text:p>
          </table:table-cell>
        </table:table-row>
        <table:table-row table:style-name="ro1">
          <table:table-cell office:value-type="string">
            <text:p>Third: 122, 12</text:p>
          </table:table-cell>
          <table:table-cell table:formula="of:=IF([.A496]/12 &gt; 100 ; 0 ; [.A496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497]/12 &gt; 100 ; 0 ; [.A497]/12)" office:value-type="float" office:value="0">
            <text:p>0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table:formula="of:=IF([.A498]/12 &gt; 100 ; 0 ; [.A498]/12)" office:value-type="float" office:value="0">
            <text:p>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499]/12 &gt; 100 ; 0 ; [.A499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500]/12 &gt; 100 ; 0 ; [.A500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01]/12 &gt; 100 ; 0 ; [.A501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502]/12 &gt; 100 ; 0 ; [.A502]/12)" office:value-type="float" office:value="0">
            <text:p>0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503]/12 &gt; 100 ; 0 ; [.A503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504]/12 &gt; 100 ; 0 ; [.A504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05]/12 &gt; 100 ; 0 ; [.A505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506]/12 &gt; 100 ; 0 ; [.A506]/12)" office:value-type="float" office:value="0">
            <text:p>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507]/12 &gt; 100 ; 0 ; [.A507]/12)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IF([.A508]/12 &gt; 100 ; 0 ; [.A508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09]/12 &gt; 100 ; 0 ; [.A509]/12)" office:value-type="float" office:value="0">
            <text:p>0</text:p>
          </table:table-cell>
        </table:table-row>
        <table:table-row table:style-name="ro1">
          <table:table-cell office:value-type="string">
            <text:p>Third: 54, 12</text:p>
          </table:table-cell>
          <table:table-cell table:formula="of:=IF([.A510]/12 &gt; 100 ; 0 ; [.A510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11]/12 &gt; 100 ; 0 ; [.A511]/12)" office:value-type="float" office:value="0">
            <text:p>0</text:p>
          </table:table-cell>
        </table:table-row>
        <table:table-row table:style-name="ro1">
          <table:table-cell office:value-type="string">
            <text:p>Third: 120, 12</text:p>
          </table:table-cell>
          <table:table-cell table:formula="of:=IF([.A512]/12 &gt; 100 ; 0 ; [.A512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513]/12 &gt; 100 ; 0 ; [.A513]/12)" office:value-type="float" office:value="0">
            <text:p>0</text:p>
          </table:table-cell>
        </table:table-row>
        <table:table-row table:style-name="ro1">
          <table:table-cell office:value-type="string">
            <text:p>Third: 56, 12</text:p>
          </table:table-cell>
          <table:table-cell table:formula="of:=IF([.A514]/12 &gt; 100 ; 0 ; [.A514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15]/12 &gt; 100 ; 0 ; [.A515]/12)" office:value-type="float" office:value="0">
            <text:p>0</text:p>
          </table:table-cell>
        </table:table-row>
        <table:table-row table:style-name="ro1">
          <table:table-cell office:value-type="string">
            <text:p>Third: 120, 12</text:p>
          </table:table-cell>
          <table:table-cell table:formula="of:=IF([.A516]/12 &gt; 100 ; 0 ; [.A51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17]/12 &gt; 100 ; 0 ; [.A517]/12)" office:value-type="float" office:value="0">
            <text:p>0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table:formula="of:=IF([.A518]/12 &gt; 100 ; 0 ; [.A518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19]/12 &gt; 100 ; 0 ; [.A519]/12)" office:value-type="float" office:value="0">
            <text:p>0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table:formula="of:=IF([.A520]/12 &gt; 100 ; 0 ; [.A520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21]/12 &gt; 100 ; 0 ; [.A521]/12)" office:value-type="float" office:value="0">
            <text:p>0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table:formula="of:=IF([.A522]/12 &gt; 100 ; 0 ; [.A522]/12)" office:value-type="float" office:value="0">
            <text:p>0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523]/12 &gt; 100 ; 0 ; [.A523]/12)" office:value-type="float" office:value="0">
            <text:p>0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table:formula="of:=IF([.A524]/12 &gt; 100 ; 0 ; [.A524]/12)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25]/12 &gt; 100 ; 0 ; [.A525]/12)" office:value-type="float" office:value="0">
            <text:p>0</text:p>
          </table:table-cell>
        </table:table-row>
        <table:table-row table:style-name="ro1">
          <table:table-cell office:value-type="string">
            <text:p>Third: 44, 12</text:p>
          </table:table-cell>
          <table:table-cell table:formula="of:=IF([.A526]/12 &gt; 100 ; 0 ; [.A52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27]/12 &gt; 100 ; 0 ; [.A527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528]/12 &gt; 100 ; 0 ; [.A528]/12)" office:value-type="float" office:value="43">
            <text:p>43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529]/12 &gt; 100 ; 0 ; [.A529]/12)" office:value-type="float" office:value="0">
            <text:p>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IF([.A530]/12 &gt; 100 ; 0 ; [.A530]/12)" office:value-type="float" office:value="53">
            <text:p>5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31]/12 &gt; 100 ; 0 ; [.A531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532]/12 &gt; 100 ; 0 ; [.A532]/12)" office:value-type="float" office:value="45">
            <text:p>45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533]/12 &gt; 100 ; 0 ; [.A533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534]/12 &gt; 100 ; 0 ; [.A534]/12)" office:value-type="float" office:value="46">
            <text:p>4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35]/12 &gt; 100 ; 0 ; [.A535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536]/12 &gt; 100 ; 0 ; [.A536]/12)" office:value-type="float" office:value="44">
            <text:p>44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537]/12 &gt; 100 ; 0 ; [.A537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538]/12 &gt; 100 ; 0 ; [.A538]/12)" office:value-type="float" office:value="46">
            <text:p>4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39]/12 &gt; 100 ; 0 ; [.A539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540]/12 &gt; 100 ; 0 ; [.A540]/12)" office:value-type="float" office:value="43">
            <text:p>4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41]/12 &gt; 100 ; 0 ; [.A541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542]/12 &gt; 100 ; 0 ; [.A542]/12)" office:value-type="float" office:value="46">
            <text:p>4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43]/12 &gt; 100 ; 0 ; [.A543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544]/12 &gt; 100 ; 0 ; [.A544]/12)" office:value-type="float" office:value="43">
            <text:p>4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45]/12 &gt; 100 ; 0 ; [.A545]/12)" office:value-type="float" office:value="0">
            <text:p>0</text:p>
          </table:table-cell>
        </table:table-row>
        <table:table-row table:style-name="ro1">
          <table:table-cell office:value-type="string">
            <text:p>Third: 115, 12</text:p>
          </table:table-cell>
          <table:table-cell table:formula="of:=IF([.A546]/12 &gt; 100 ; 0 ; [.A546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47]/12 &gt; 100 ; 0 ; [.A547]/12)" office:value-type="float" office:value="0">
            <text:p>0</text:p>
          </table:table-cell>
        </table:table-row>
        <table:table-row table:style-name="ro1">
          <table:table-cell office:value-type="string">
            <text:p>Third: 15, 12</text:p>
          </table:table-cell>
          <table:table-cell table:formula="of:=IF([.A548]/12 &gt; 100 ; 0 ; [.A548]/12)" office:value-type="float" office:value="0">
            <text:p>#VALUE!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49]/12 &gt; 100 ; 0 ; [.A549]/12)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IF([.A550]/12 &gt; 100 ; 0 ; [.A550]/12)" office:value-type="float" office:value="12">
            <text:p>12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51]/12 &gt; 100 ; 0 ; [.A551]/12)" office:value-type="float" office:value="0">
            <text:p>0</text:p>
          </table:table-cell>
        </table:table-row>
        <table:table-row table:style-name="ro1">
          <table:table-cell office:value-type="string">
            <text:p>Third: 116, 12</text:p>
          </table:table-cell>
          <table:table-cell table:formula="of:=IF([.A552]/12 &gt; 100 ; 0 ; [.A552]/12)" office:value-type="float" office:value="0">
            <text:p>#VALUE!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553]/12 &gt; 100 ; 0 ; [.A553]/12)" office:value-type="float" office:value="0">
            <text:p>0</text:p>
          </table:table-cell>
        </table:table-row>
        <table:table-row table:style-name="ro1">
          <table:table-cell office:value-type="string">
            <text:p>Third: 43, 12</text:p>
          </table:table-cell>
          <table:table-cell table:formula="of:=IF([.A554]/12 &gt; 100 ; 0 ; [.A554]/12)" office:value-type="float" office:value="0">
            <text:p>#VALUE!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555]/12 &gt; 100 ; 0 ; [.A555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556]/12 &gt; 100 ; 0 ; [.A556]/12)" office:value-type="float" office:value="45">
            <text:p>45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557]/12 &gt; 100 ; 0 ; [.A557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558]/12 &gt; 100 ; 0 ; [.A558]/12)" office:value-type="float" office:value="45">
            <text:p>45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59]/12 &gt; 100 ; 0 ; [.A559]/12)" office:value-type="float" office:value="0">
            <text:p>0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formula="of:=IF([.A560]/12 &gt; 100 ; 0 ; [.A560]/12)" office:value-type="float" office:value="65">
            <text:p>65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561]/12 &gt; 100 ; 0 ; [.A561]/12)" office:value-type="float" office:value="0">
            <text:p>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IF([.A562]/12 &gt; 100 ; 0 ; [.A562]/12)" office:value-type="float" office:value="57">
            <text:p>57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63]/12 &gt; 100 ; 0 ; [.A563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564]/12 &gt; 100 ; 0 ; [.A564]/12)" office:value-type="float" office:value="45">
            <text:p>45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565]/12 &gt; 100 ; 0 ; [.A565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566]/12 &gt; 100 ; 0 ; [.A566]/12)" office:value-type="float" office:value="45">
            <text:p>45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IF([.A567]/12 &gt; 100 ; 0 ; [.A567]/12)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IF([.A568]/12 &gt; 100 ; 0 ; [.A568]/12)" office:value-type="float" office:value="46">
            <text:p>4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69]/12 &gt; 100 ; 0 ; [.A569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570]/12 &gt; 100 ; 0 ; [.A570]/12)" office:value-type="float" office:value="44">
            <text:p>44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571]/12 &gt; 100 ; 0 ; [.A571]/12)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IF([.A572]/12 &gt; 100 ; 0 ; [.A572]/12)" office:value-type="float" office:value="43">
            <text:p>43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IF([.A573]/12 &gt; 100 ; 0 ; [.A573]/12)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IF([.A574]/12 &gt; 100 ; 0 ; [.A574]/12)" office:value-type="float" office:value="44">
            <text:p>4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IF([.A575]/12 &gt; 100 ; 0 ; [.A575]/12)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IF([.A576]/12 &gt; 100 ; 0 ; [.A576]/12)" office:value-type="float" office:value="45">
            <text:p>45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IF([.A577]/12 &gt; 100 ; 0 ; [.A577]/12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10-10-2013</text:date>, <text:time>10:3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mus Bækgaard</meta:initial-creator>
    <meta:creation-date>2013-10-08T11:43:35.85</meta:creation-date>
    <dc:date>2013-10-10T10:35:15.36</dc:date>
    <dc:creator>Rasmus Bækgaard</dc:creator>
    <meta:editing-duration>PT1H10M57S</meta:editing-duration>
    <meta:editing-cycles>3</meta:editing-cycles>
    <meta:generator>OpenOffice/4.0.0$Win32 OpenOffice.org_project/400m3$Build-9702</meta:generator>
    <meta:document-statistic meta:table-count="3" meta:cell-count="25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033cm" svg:height="12.328cm" xlink:href=".." xlink:type="simple" chart:class="chart:scatter" chart:style-name="ch1">
        <chart:title svg:x="14.438cm" svg:y="0.382cm" chart:style-name="ch2">
          <text:p>20 cm measure</text:p>
        </chart:title>
        <chart:legend chart:legend-position="end" svg:x="29.77cm" svg:y="5.852cm" style:legend-expansion="high" chart:style-name="ch3"/>
        <chart:plot-area chart:style-name="ch4" table:cell-range-address="Sheet2.B6:Sheet2.B260" svg:x="1.09cm" svg:y="1.899cm" svg:width="27.4cm" svg:height="9.763cm">
          <chartooo:coordinate-region svg:x="1.897cm" svg:y="2.111cm" svg:width="26.313cm" svg:height="8.87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B6:Sheet2.B260" chart:class="chart:scatter">
            <chart:data-point chart:repeated="2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2.B6:Sheet2.B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